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2736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7693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3354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1.3366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7.4087in" svg:height="3.535in" svg:x="12.8953in" svg:y="11.774in">
            <draw:object draw:notify-on-update-of-ranges="Hoja1.L57:Hoja1.L64 Hoja1.M56:Hoja1.M56 Hoja1.M57:Hoja1.M64 Hoja1.N56:Hoja1.N56 Hoja1.N57:Hoja1.N64 Hoja1.O56:Hoja1.O56 Hoja1.O57:Hoja1.O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7016in" svg:height="3.5476in" svg:x="12.9843in" svg:y="24.6539in">
            <draw:object draw:notify-on-update-of-ranges="Hoja1.N133:Hoja1.N133 Hoja1.N134:Hoja1.N141 Hoja1.O133:Hoja1.O133 Hoja1.O134:Hoja1.O141 Hoja1.P133:Hoja1.P133 Hoja1.P134:Hoja1.P141 Hoja1.Q133:Hoja1.Q133 Hoja1.Q134:Hoja1.Q141 Hoja1.R133:Hoja1.R133 Hoja1.R134:Hoja1.R1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0.1181in" svg:y="130.4055in">
            <draw:object draw:notify-on-update-of-ranges="Hoja1.N853:Hoja1.N859 Hoja1.O852:Hoja1.O852 Hoja1.O853:Hoja1.O859 Hoja1.P852:Hoja1.P852 Hoja1.P853:Hoja1.P859 Hoja1.Q852:Hoja1.Q852 Hoja1.Q853:Hoja1.Q859 Hoja1.R852:Hoja1.R852 Hoja1.R853:Hoja1.R8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6287in" svg:height="3.535in" svg:x="9.8508in" svg:y="84.0067in">
            <draw:object draw:notify-on-update-of-ranges="Hoja1.M532:Hoja1.M532 Hoja1.M533:Hoja1.M540 Hoja1.N532:Hoja1.N532 Hoja1.N533:Hoja1.N540 Hoja1.O532:Hoja1.O532 Hoja1.O533:Hoja1.O540 Hoja1.P532:Hoja1.P532 Hoja1.P533:Hoja1.P5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9.6618in" svg:height="5.3224in" svg:x="9.2161in" svg:y="93.6035in">
            <draw:object draw:notify-on-update-of-ranges="Hoja1.S532:Hoja1.S532 Hoja1.S533:Hoja1.S550 Hoja1.T532:Hoja1.T532 Hoja1.T533:Hoja1.T550 Hoja1.U532:Hoja1.U532 Hoja1.U533:Hoja1.U550 Hoja1.V532:Hoja1.V532 Hoja1.V533:Hoja1.V55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12"/>
        </table:table-row>
        <table:table-row table:style-name="ro2">
          <table:table-cell office:value-type="string">
            <text:p>CP_BFKV</text:p>
          </table:table-cell>
          <table:table-cell office:value-type="float" office:value="0.102272727273">
            <text:p>0.1022727273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511363636364">
            <text:p>0.0511363636</text:p>
          </table:table-cell>
          <table:table-cell office:value-type="float" office:value="0.244318181818">
            <text:p>0.2443181818</text:p>
          </table:table-cell>
          <table:table-cell table:number-columns-repeated="12"/>
        </table:table-row>
        <table:table-row table:style-name="ro2">
          <table:table-cell office:value-type="string">
            <text:p>CP_BL</text:p>
          </table:table-cell>
          <table:table-cell office:value-type="float" office:value="0.0965909090909">
            <text:p>0.0965909091</text:p>
          </table:table-cell>
          <table:table-cell office:value-type="float" office:value="0.221590909091">
            <text:p>0.2215909091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SIPPER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267045454545">
            <text:p>0.2670454545</text:p>
          </table:table-cell>
          <table:table-cell table:number-columns-repeated="12"/>
        </table:table-row>
        <table:table-row table:style-name="ro2">
          <table:table-cell office:value-type="string">
            <text:p>CP_BT</text:p>
          </table:table-cell>
          <table:table-cell office:value-type="float" office:value="0.113636363636">
            <text:p>0.1136363636</text:p>
          </table:table-cell>
          <table:table-cell office:value-type="float" office:value="0.244318181818">
            <text:p>0.2443181818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PAIR_CB</text:p>
          </table:table-cell>
          <table:table-cell office:value-type="float" office:value="0.0511363636364">
            <text:p>0.0511363636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GKS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3DC_CB</text:p>
          </table:table-cell>
          <table:table-cell office:value-type="float" office:value="0.0397727272727">
            <text:p>0.0397727273</text:p>
          </table:table-cell>
          <table:table-cell office:value-type="float" office:value="0.0852272727273">
            <text:p>0.0852272727</text:p>
          </table:table-cell>
          <table:table-cell office:value-type="float" office:value="0.306818181818">
            <text:p>0.3068181818</text:p>
          </table:table-cell>
          <table:table-cell table:number-columns-repeated="12"/>
        </table:table-row>
        <table:table-row table:style-name="ro2">
          <table:table-cell office:value-type="string">
            <text:p>CP_HLPL</text:p>
          </table:table-cell>
          <table:table-cell office:value-type="float" office:value="0.136363636364">
            <text:p>0.1363636364</text:p>
          </table:table-cell>
          <table:table-cell office:value-type="float" office:value="0.272727272727">
            <text:p>0.2727272727</text:p>
          </table:table-cell>
          <table:table-cell office:value-type="float" office:value="0.460227272727">
            <text:p>0.4602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PROPNSTS</text:p>
          </table:table-cell>
          <table:table-cell office:value-type="float" office:value="0.0284090909091">
            <text:p>0.0284090909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table:number-columns-repeated="12"/>
        </table:table-row>
        <table:table-row table:style-name="ro2">
          <table:table-cell office:value-type="string">
            <text:p>CP_MJPL</text:p>
          </table:table-cell>
          <table:table-cell office:value-type="float" office:value="0.0965909090909">
            <text:p>0.0965909091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WENG</text:p>
          </table:table-cell>
          <table:table-cell office:value-type="float" office:value="0.0568181818182">
            <text:p>0.0568181818</text:p>
          </table:table-cell>
          <table:table-cell office:value-type="float" office:value="0.0965909090909">
            <text:p>0.0965909091</text:p>
          </table:table-cell>
          <table:table-cell office:value-type="float" office:value="0.238636363636">
            <text:p>0.2386363636</text:p>
          </table:table-cell>
          <table:table-cell table:number-columns-repeated="12"/>
        </table:table-row>
        <table:table-row table:style-name="ro2">
          <table:table-cell office:value-type="string">
            <text:p>CP_MJ3h</text:p>
          </table:table-cell>
          <table:table-cell office:value-type="float" office:value="0.102272727273">
            <text:p>0.1022727273</text:p>
          </table:table-cell>
          <table:table-cell office:value-type="float" office:value="0.210227272727">
            <text:p>0.2102272727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GOAP_ALL</text:p>
          </table:table-cell>
          <table:table-cell office:value-type="float" office:value="0.0397727272727">
            <text:p>0.0397727273</text:p>
          </table:table-cell>
          <table:table-cell office:value-type="float" office:value="0.0965909090909">
            <text:p>0.0965909091</text:p>
          </table:table-cell>
          <table:table-cell office:value-type="float" office:value="0.261363636364">
            <text:p>0.2613636364</text:p>
          </table:table-cell>
          <table:table-cell table:number-columns-repeated="12"/>
        </table:table-row>
        <table:table-row table:style-name="ro2">
          <table:table-cell office:value-type="string">
            <text:p>CP_MJ2h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PAIR_MIN</text:p>
          </table:table-cell>
          <table:table-cell office:value-type="float" office:value="0.0511363636364">
            <text:p>0.0511363636</text:p>
          </table:table-cell>
          <table:table-cell office:value-type="float" office:value="0.102272727273">
            <text:p>0.1022727273</text:p>
          </table:table-cell>
          <table:table-cell office:value-type="float" office:value="0.329545454545">
            <text:p>0.3295454545</text:p>
          </table:table-cell>
          <table:table-cell table:number-columns-repeated="12"/>
        </table:table-row>
        <table:table-row table:style-name="ro3">
          <table:table-cell office:value-type="string">
            <text:p>CP_MJ1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SKOa</text:p>
          </table:table-cell>
          <table:table-cell office:value-type="float" office:value="0.0795454545455">
            <text:p>0.0795454545</text:p>
          </table:table-cell>
          <table:table-cell office:value-type="float" office:value="0.130681818182">
            <text:p>0.1306818182</text:p>
          </table:table-cell>
          <table:table-cell office:value-type="float" office:value="0.340909090909">
            <text:p>0.3409090909</text:p>
          </table:table-cell>
          <table:table-cell table:number-columns-repeated="12"/>
        </table:table-row>
        <table:table-row table:style-name="ro2">
          <table:table-cell office:value-type="string">
            <text:p>CP_MJ2</text:p>
          </table:table-cell>
          <table:table-cell office:value-type="float" office:value="0.0795454545455">
            <text:p>0.0795454545</text:p>
          </table:table-cell>
          <table:table-cell office:value-type="float" office:value="0.204545454545">
            <text:p>0.2045454545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3DC_CB</text:p>
          </table:table-cell>
          <table:table-cell office:value-type="float" office:value="0.0738636363636">
            <text:p>0.0738636364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table:number-columns-repeated="12"/>
        </table:table-row>
        <table:table-row table:style-name="ro2">
          <table:table-cell office:value-type="string">
            <text:p>CP_MSBM</text:p>
          </table:table-cell>
          <table:table-cell office:value-type="float" office:value="0.0852272727273">
            <text:p>0.0852272727</text:p>
          </table:table-cell>
          <table:table-cell office:value-type="float" office:value="0.170454545455">
            <text:p>0.1704545455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DESOLV</text:p>
          </table:table-cell>
          <table:table-cell office:value-type="float" office:value="0.0625">
            <text:p>0.0625</text:p>
          </table:table-cell>
          <table:table-cell office:value-type="float" office:value="0.130681818182">
            <text:p>0.1306818182</text:p>
          </table:table-cell>
          <table:table-cell office:value-type="float" office:value="0.301136363636">
            <text:p>0.3011363636</text:p>
          </table:table-cell>
          <table:table-cell table:number-columns-repeated="12"/>
        </table:table-row>
        <table:table-row table:style-name="ro2">
          <table:table-cell office:value-type="string">
            <text:p>CP_MS</text:p>
          </table:table-cell>
          <table:table-cell office:value-type="float" office:value="0.107954545455">
            <text:p>0.1079545455</text:p>
          </table:table-cell>
          <table:table-cell office:value-type="float" office:value="0.210227272727">
            <text:p>0.2102272727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3DC_MIN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23863636364">
            <text:p>0.3238636364</text:p>
          </table:table-cell>
          <table:table-cell table:number-columns-repeated="12"/>
        </table:table-row>
        <table:table-row table:style-name="ro3">
          <table:table-cell office:value-type="string">
            <text:p>CP_Q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3636363636">
            <text:p>0.3636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SJKG</text:p>
          </table:table-cell>
          <table:table-cell office:value-type="float" office:value="0.0795454545455">
            <text:p>0.0795454545</text:p>
          </table:table-cell>
          <table:table-cell office:value-type="float" office:value="0.142045454545">
            <text:p>0.1420454545</text:p>
          </table:table-cell>
          <table:table-cell office:value-type="float" office:value="0.346590909091">
            <text:p>0.3465909091</text:p>
          </table:table-cell>
          <table:table-cell table:number-columns-repeated="12"/>
        </table:table-row>
        <table:table-row table:style-name="ro3">
          <table:table-cell office:value-type="string">
            <text:p>CP_Qm</text:p>
          </table:table-cell>
          <table:table-cell office:value-type="float" office:value="0.0965909090909">
            <text:p>0.0965909091</text:p>
          </table:table-cell>
          <table:table-cell office:value-type="float" office:value="0.176136363636">
            <text:p>0.1761363636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LOCAL_MIN</text:p>
          </table:table-cell>
          <table:table-cell office:value-type="float" office:value="0.0568181818182">
            <text:p>0.0568181818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table:number-columns-repeated="12"/>
        </table:table-row>
        <table:table-row table:style-name="ro3">
          <table:table-cell office:value-type="string">
            <text:p>CP_Qp</text:p>
          </table:table-cell>
          <table:table-cell office:value-type="float" office:value="0.125">
            <text:p>0.125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LOCAL_CB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306818181818">
            <text:p>0.3068181818</text:p>
          </table:table-cell>
          <table:table-cell table:number-columns-repeated="12"/>
        </table:table-row>
        <table:table-row table:style-name="ro3">
          <table:table-cell office:value-type="string">
            <text:p>CP_RO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357954545455">
            <text:p>0.357954545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Es</text:p>
          </table:table-cell>
          <table:table-cell office:value-type="float" office:value="0.0511363636364">
            <text:p>0.0511363636</text:p>
          </table:table-cell>
          <table:table-cell office:value-type="float" office:value="0.164772727273">
            <text:p>0.1647727273</text:p>
          </table:table-cell>
          <table:table-cell office:value-type="float" office:value="0.363636363636">
            <text:p>0.3636363636</text:p>
          </table:table-cell>
          <table:table-cell table:number-columns-repeated="12"/>
        </table:table-row>
        <table:table-row table:style-name="ro3">
          <table:table-cell office:value-type="string">
            <text:p>CP_SKOb</text:p>
          </table:table-cell>
          <table:table-cell office:value-type="float" office:value="0.0681818181818">
            <text:p>0.0681818182</text:p>
          </table:table-cell>
          <table:table-cell office:value-type="float" office:value="0.1875">
            <text:p>0.1875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ARS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318181818182">
            <text:p>0.3181818182</text:p>
          </table:table-cell>
          <table:table-cell table:number-columns-repeated="12"/>
        </table:table-row>
        <table:table-row table:style-name="ro3">
          <table:table-cell office:value-type="string">
            <text:p>CP_SKOa</text:p>
          </table:table-cell>
          <table:table-cell office:value-type="float" office:value="0.0795454545455">
            <text:p>0.0795454545</text:p>
          </table:table-cell>
          <table:table-cell office:value-type="float" office:value="0.130681818182">
            <text:p>0.1306818182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MPS</text:p>
          </table:table-cell>
          <table:table-cell office:value-type="float" office:value="0.0965909090909">
            <text:p>0.0965909091</text:p>
          </table:table-cell>
          <table:table-cell office:value-type="float" office:value="0.164772727273">
            <text:p>0.1647727273</text:p>
          </table:table-cell>
          <table:table-cell office:value-type="float" office:value="0.403409090909">
            <text:p>0.4034090909</text:p>
          </table:table-cell>
          <table:table-cell table:number-columns-repeated="12"/>
        </table:table-row>
        <table:table-row table:style-name="ro2">
          <table:table-cell office:value-type="string">
            <text:p>CP_SJKG</text:p>
          </table:table-cell>
          <table:table-cell office:value-type="float" office:value="0.0795454545455">
            <text:p>0.0795454545</text:p>
          </table:table-cell>
          <table:table-cell office:value-type="float" office:value="0.142045454545">
            <text:p>0.1420454545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S3DC_CB</text:p>
          </table:table-cell>
          <table:table-cell office:value-type="float" office:value="0.113636363636">
            <text:p>0.1136363636</text:p>
          </table:table-cell>
          <table:table-cell office:value-type="float" office:value="0.164772727273">
            <text:p>0.1647727273</text:p>
          </table:table-cell>
          <table:table-cell office:value-type="float" office:value="0.369318181818">
            <text:p>0.3693181818</text:p>
          </table:table-cell>
          <table:table-cell table:number-columns-repeated="12"/>
        </table:table-row>
        <table:table-row table:style-name="ro2">
          <table:table-cell office:value-type="string">
            <text:p>CP_TD</text:p>
          </table:table-cell>
          <table:table-cell office:value-type="float" office:value="0.130681818182">
            <text:p>0.1306818182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SBM</text:p>
          </table:table-cell>
          <table:table-cell office:value-type="float" office:value="0.0852272727273">
            <text:p>0.0852272727</text:p>
          </table:table-cell>
          <table:table-cell office:value-type="float" office:value="0.170454545455">
            <text:p>0.1704545455</text:p>
          </table:table-cell>
          <table:table-cell office:value-type="float" office:value="0.369318181818">
            <text:p>0.3693181818</text:p>
          </table:table-cell>
          <table:table-cell table:number-columns-repeated="12"/>
        </table:table-row>
        <table:table-row table:style-name="ro3">
          <table:table-cell office:value-type="string">
            <text:p>CP_TEl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PAIR_CB</text:p>
          </table:table-cell>
          <table:table-cell office:value-type="float" office:value="0.0681818181818">
            <text:p>0.0681818182</text:p>
          </table:table-cell>
          <table:table-cell office:value-type="float" office:value="0.170454545455">
            <text:p>0.1704545455</text:p>
          </table:table-cell>
          <table:table-cell office:value-type="float" office:value="0.357954545455">
            <text:p>0.3579545455</text:p>
          </table:table-cell>
          <table:table-cell table:number-columns-repeated="12"/>
        </table:table-row>
        <table:table-row table:style-name="ro3">
          <table:table-cell office:value-type="string">
            <text:p>CP_TEs</text:p>
          </table:table-cell>
          <table:table-cell office:value-type="float" office:value="0.0511363636364">
            <text:p>0.0511363636</text:p>
          </table:table-cell>
          <table:table-cell office:value-type="float" office:value="0.164772727273">
            <text:p>0.1647727273</text:p>
          </table:table-cell>
          <table:table-cell office:value-type="float" office:value="0.363636363636">
            <text:p>0.3636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ODA</text:p>
          </table:table-cell>
          <table:table-cell office:value-type="float" office:value="0.0909090909091">
            <text:p>0.0909090909</text:p>
          </table:table-cell>
          <table:table-cell office:value-type="float" office:value="0.170454545455">
            <text:p>0.1704545455</text:p>
          </table:table-cell>
          <table:table-cell office:value-type="float" office:value="0.392045454545">
            <text:p>0.3920454545</text:p>
          </table:table-cell>
          <table:table-cell table:number-columns-repeated="12"/>
        </table:table-row>
        <table:table-row table:style-name="ro3">
          <table:table-cell office:value-type="string">
            <text:p>CP_TS</text:p>
          </table:table-cell>
          <table:table-cell office:value-type="float" office:value="0.107954545455">
            <text:p>0.1079545455</text:p>
          </table:table-cell>
          <table:table-cell office:value-type="float" office:value="0.25">
            <text:p>0.25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Qa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363636363636">
            <text:p>0.3636363636</text:p>
          </table:table-cell>
          <table:table-cell table:number-columns-repeated="12"/>
        </table:table-row>
        <table:table-row table:style-name="ro3">
          <table:table-cell office:value-type="string">
            <text:p>CP_VD</text:p>
          </table:table-cell>
          <table:table-cell office:value-type="float" office:value="0.0909090909091">
            <text:p>0.0909090909</text:p>
          </table:table-cell>
          <table:table-cell office:value-type="float" office:value="0.198863636364">
            <text:p>0.1988636364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Qm</text:p>
          </table:table-cell>
          <table:table-cell office:value-type="float" office:value="0.0965909090909">
            <text:p>0.0965909091</text:p>
          </table:table-cell>
          <table:table-cell office:value-type="float" office:value="0.176136363636">
            <text:p>0.1761363636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CP_SKOIP</text:p>
          </table:table-cell>
          <table:table-cell office:value-type="float" office:value="0.113636363636">
            <text:p>0.1136363636</text:p>
          </table:table-cell>
          <table:table-cell office:value-type="float" office:value="0.227272727273">
            <text:p>0.2272727273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RO</text:p>
          </table:table-cell>
          <table:table-cell office:value-type="float" office:value="0.0681818181818">
            <text:p>0.0681818182</text:p>
          </table:table-cell>
          <table:table-cell office:value-type="float" office:value="0.181818181818">
            <text:p>0.1818181818</text:p>
          </table:table-cell>
          <table:table-cell office:value-type="float" office:value="0.357954545455">
            <text:p>0.3579545455</text:p>
          </table:table-cell>
          <table:table-cell table:number-columns-repeated="12"/>
        </table:table-row>
        <table:table-row table:style-name="ro3">
          <table:table-cell office:value-type="string">
            <text:p>AP_DCOMPLEX</text:p>
          </table:table-cell>
          <table:table-cell office:value-type="float" office:value="0.0909090909091">
            <text:p>0.0909090909</text:p>
          </table:table-cell>
          <table:table-cell office:value-type="float" office:value="0.244318181818">
            <text:p>0.2443181818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El</text:p>
          </table:table-cell>
          <table:table-cell office:value-type="float" office:value="0.102272727273">
            <text:p>0.1022727273</text:p>
          </table:table-cell>
          <table:table-cell office:value-type="float" office:value="0.181818181818">
            <text:p>0.1818181818</text:p>
          </table:table-cell>
          <table:table-cell office:value-type="float" office:value="0.392045454545">
            <text:p>0.3920454545</text:p>
          </table:table-cell>
          <table:table-cell table:number-columns-repeated="12"/>
        </table:table-row>
        <table:table-row table:style-name="ro3">
          <table:table-cell office:value-type="string">
            <text:p>AP_dDFIRE</text:p>
          </table:table-cell>
          <table:table-cell office:value-type="float" office:value="0.119318181818">
            <text:p>0.1193181818</text:p>
          </table:table-cell>
          <table:table-cell office:value-type="float" office:value="0.244318181818">
            <text:p>0.2443181818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LOCAL_CB</text:p>
          </table:table-cell>
          <table:table-cell office:value-type="float" office:value="0.113636363636">
            <text:p>0.1136363636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AP_DFIRE2</text:p>
          </table:table-cell>
          <table:table-cell office:value-type="float" office:value="0.119318181818">
            <text:p>0.1193181818</text:p>
          </table:table-cell>
          <table:table-cell office:value-type="float" office:value="0.244318181818">
            <text:p>0.2443181818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J1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340909090909">
            <text:p>0.3409090909</text:p>
          </table:table-cell>
          <table:table-cell table:number-columns-repeated="12"/>
        </table:table-row>
        <table:table-row table:style-name="ro3">
          <table:table-cell office:value-type="string">
            <text:p>CP_RMFCEN1</text:p>
          </table:table-cell>
          <table:table-cell office:value-type="float" office:value="0.119318181818">
            <text:p>0.1193181818</text:p>
          </table:table-cell>
          <table:table-cell office:value-type="float" office:value="0.261363636364">
            <text:p>0.2613636364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SKOb</text:p>
          </table:table-cell>
          <table:table-cell office:value-type="float" office:value="0.0681818181818">
            <text:p>0.0681818182</text:p>
          </table:table-cell>
          <table:table-cell office:value-type="float" office:value="0.1875">
            <text:p>0.1875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CP_RMFCEN2</text:p>
          </table:table-cell>
          <table:table-cell office:value-type="float" office:value="0.0965909090909">
            <text:p>0.0965909091</text:p>
          </table:table-cell>
          <table:table-cell office:value-type="float" office:value="0.255681818182">
            <text:p>0.2556818182</text:p>
          </table:table-cell>
          <table:table-cell office:value-type="float" office:value="0.460227272727">
            <text:p>0.4602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S3DC_CB</text:p>
          </table:table-cell>
          <table:table-cell office:value-type="float" office:value="0.0965909090909">
            <text:p>0.0965909091</text:p>
          </table:table-cell>
          <table:table-cell office:value-type="float" office:value="0.193181818182">
            <text:p>0.1931818182</text:p>
          </table:table-cell>
          <table:table-cell office:value-type="float" office:value="0.352272727273">
            <text:p>0.3522727273</text:p>
          </table:table-cell>
          <table:table-cell table:number-columns-repeated="12"/>
        </table:table-row>
        <table:table-row table:style-name="ro2">
          <table:table-cell office:value-type="string">
            <text:p>CP_RMFCA</text:p>
          </table:table-cell>
          <table:table-cell office:value-type="float" office:value="0.113636363636">
            <text:p>0.1136363636</text:p>
          </table:table-cell>
          <table:table-cell office:value-type="float" office:value="0.261363636364">
            <text:p>0.2613636364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VDW</text:p>
          </table:table-cell>
          <table:table-cell office:value-type="float" office:value="0.0795454545455">
            <text:p>0.0795454545</text:p>
          </table:table-cell>
          <table:table-cell office:value-type="float" office:value="0.193181818182">
            <text:p>0.1931818182</text:p>
          </table:table-cell>
          <table:table-cell office:value-type="float" office:value="0.392045454545">
            <text:p>0.3920454545</text:p>
          </table:table-cell>
          <table:table-cell table:number-columns-repeated="12"/>
        </table:table-row>
        <table:table-row table:style-name="ro2">
          <table:table-cell office:value-type="string">
            <text:p>CP_TB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VD</text:p>
          </table:table-cell>
          <table:table-cell office:value-type="float" office:value="0.0909090909091">
            <text:p>0.0909090909</text:p>
          </table:table-cell>
          <table:table-cell office:value-type="float" office:value="0.198863636364">
            <text:p>0.1988636364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2">
          <table:table-cell office:value-type="string">
            <text:p>CP_TSC</text:p>
          </table:table-cell>
          <table:table-cell office:value-type="float" office:value="0.136363636364">
            <text:p>0.1363636364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PYDOCK_TOT</text:p>
          </table:table-cell>
          <table:table-cell office:value-type="float" office:value="0.102272727273">
            <text:p>0.1022727273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AP_T1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GKS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392045454545">
            <text:p>0.3920454545</text:p>
          </table:table-cell>
          <table:table-cell table:number-columns-repeated="12"/>
        </table:table-row>
        <table:table-row table:style-name="ro2">
          <table:table-cell office:value-type="string">
            <text:p>AP_T2</text:p>
          </table:table-cell>
          <table:table-cell office:value-type="float" office:value="0.147727272727">
            <text:p>0.1477272727</text:p>
          </table:table-cell>
          <table:table-cell office:value-type="float" office:value="0.261363636364">
            <text:p>0.2613636364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J2</text:p>
          </table:table-cell>
          <table:table-cell office:value-type="float" office:value="0.0795454545455">
            <text:p>0.0795454545</text:p>
          </table:table-cell>
          <table:table-cell office:value-type="float" office:value="0.204545454545">
            <text:p>0.2045454545</text:p>
          </table:table-cell>
          <table:table-cell office:value-type="float" office:value="0.397727272727">
            <text:p>0.3977272727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3D_CB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375">
            <text:p>0.375</text:p>
          </table:table-cell>
          <table:table-cell table:number-columns-repeated="12"/>
        </table:table-row>
        <table:table-row table:style-name="ro2">
          <table:table-cell office:value-type="string">
            <text:p>AP_DOPE_HR</text:p>
          </table:table-cell>
          <table:table-cell office:value-type="float" office:value="0.0909090909091">
            <text:p>0.0909090909</text:p>
          </table:table-cell>
          <table:table-cell office:value-type="float" office:value="0.215909090909">
            <text:p>0.2159090909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3DC_MIN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2">
          <table:table-cell office:value-type="string">
            <text:p>AP_DARS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318181818182">
            <text:p>0.3181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J3h</text:p>
          </table:table-cell>
          <table:table-cell office:value-type="float" office:value="0.102272727273">
            <text:p>0.1022727273</text:p>
          </table:table-cell>
          <table:table-cell office:value-type="float" office:value="0.210227272727">
            <text:p>0.2102272727</text:p>
          </table:table-cell>
          <table:table-cell office:value-type="float" office:value="0.426136363636">
            <text:p>0.4261363636</text:p>
          </table:table-cell>
          <table:table-cell table:number-columns-repeated="12"/>
        </table:table-row>
        <table:table-row table:style-name="ro2">
          <table:table-cell office:value-type="string">
            <text:p>AP_URS</text:p>
          </table:table-cell>
          <table:table-cell office:value-type="float" office:value="0.0681818181818">
            <text:p>0.0681818182</text:p>
          </table:table-cell>
          <table:table-cell office:value-type="float" office:value="0.215909090909">
            <text:p>0.2159090909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S</text:p>
          </table:table-cell>
          <table:table-cell office:value-type="float" office:value="0.107954545455">
            <text:p>0.1079545455</text:p>
          </table:table-cell>
          <table:table-cell office:value-type="float" office:value="0.210227272727">
            <text:p>0.2102272727</text:p>
          </table:table-cell>
          <table:table-cell office:value-type="float" office:value="0.426136363636">
            <text:p>0.4261363636</text:p>
          </table:table-cell>
          <table:table-cell table:number-columns-repeated="12"/>
        </table:table-row>
        <table:table-row table:style-name="ro2">
          <table:table-cell office:value-type="string">
            <text:p>AP_MPS</text:p>
          </table:table-cell>
          <table:table-cell office:value-type="float" office:value="0.0965909090909">
            <text:p>0.0965909091</text:p>
          </table:table-cell>
          <table:table-cell office:value-type="float" office:value="0.164772727273">
            <text:p>0.1647727273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ZS3DC_MIN</text:p>
          </table:table-cell>
          <table:table-cell office:value-type="float" office:value="0.0852272727273">
            <text:p>0.0852272727</text:p>
          </table:table-cell>
          <table:table-cell office:value-type="float" office:value="0.210227272727">
            <text:p>0.2102272727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AP_WENG</text:p>
          </table:table-cell>
          <table:table-cell office:value-type="float" office:value="0.0568181818182">
            <text:p>0.0568181818</text:p>
          </table:table-cell>
          <table:table-cell office:value-type="float" office:value="0.0965909090909">
            <text:p>0.0965909091</text:p>
          </table:table-cell>
          <table:table-cell office:value-type="float" office:value="0.238636363636">
            <text:p>0.2386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LOCAL_MIN</text:p>
          </table:table-cell>
          <table:table-cell office:value-type="float" office:value="0.136363636364">
            <text:p>0.1363636364</text:p>
          </table:table-cell>
          <table:table-cell office:value-type="float" office:value="0.210227272727">
            <text:p>0.2102272727</text:p>
          </table:table-cell>
          <table:table-cell office:value-type="float" office:value="0.420454545455">
            <text:p>0.4204545455</text:p>
          </table:table-cell>
          <table:table-cell table:number-columns-repeated="12"/>
        </table:table-row>
        <table:table-row table:style-name="ro2">
          <table:table-cell office:value-type="string">
            <text:p>CP_DECK</text:p>
          </table:table-cell>
          <table:table-cell office:value-type="float" office:value="0.125">
            <text:p>0.125</text:p>
          </table:table-cell>
          <table:table-cell office:value-type="float" office:value="0.221590909091">
            <text:p>0.2215909091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S3DC_MIN</text:p>
          </table:table-cell>
          <table:table-cell office:value-type="float" office:value="0.0909090909091">
            <text:p>0.0909090909</text:p>
          </table:table-cell>
          <table:table-cell office:value-type="float" office:value="0.210227272727">
            <text:p>0.2102272727</text:p>
          </table:table-cell>
          <table:table-cell office:value-type="float" office:value="0.380681818182">
            <text:p>0.3806818182</text:p>
          </table:table-cell>
          <table:table-cell table:number-columns-repeated="12"/>
        </table:table-row>
        <table:table-row table:style-name="ro2">
          <table:table-cell office:value-type="string">
            <text:p>CP_ZPAIR_CB</text:p>
          </table:table-cell>
          <table:table-cell office:value-type="float" office:value="0.0511363636364">
            <text:p>0.0511363636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OPE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2">
          <table:table-cell office:value-type="string">
            <text:p>CP_ZLOCAL_CB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OPE_HR</text:p>
          </table:table-cell>
          <table:table-cell office:value-type="float" office:value="0.0909090909091">
            <text:p>0.0909090909</text:p>
          </table:table-cell>
          <table:table-cell office:value-type="float" office:value="0.215909090909">
            <text:p>0.2159090909</text:p>
          </table:table-cell>
          <table:table-cell office:value-type="float" office:value="0.397727272727">
            <text:p>0.3977272727</text:p>
          </table:table-cell>
          <table:table-cell table:number-columns-repeated="12"/>
        </table:table-row>
        <table:table-row table:style-name="ro2">
          <table:table-cell office:value-type="string">
            <text:p>CP_ZS3DC_CB</text:p>
          </table:table-cell>
          <table:table-cell office:value-type="float" office:value="0.113636363636">
            <text:p>0.1136363636</text:p>
          </table:table-cell>
          <table:table-cell office:value-type="float" office:value="0.164772727273">
            <text:p>0.1647727273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URS</text:p>
          </table:table-cell>
          <table:table-cell office:value-type="float" office:value="0.0681818181818">
            <text:p>0.0681818182</text:p>
          </table:table-cell>
          <table:table-cell office:value-type="float" office:value="0.215909090909">
            <text:p>0.2159090909</text:p>
          </table:table-cell>
          <table:table-cell office:value-type="float" office:value="0.397727272727">
            <text:p>0.3977272727</text:p>
          </table:table-cell>
          <table:table-cell table:number-columns-repeated="12"/>
        </table:table-row>
        <table:table-row table:style-name="ro2">
          <table:table-cell office:value-type="string">
            <text:p>CP_Z3DC_CB</text:p>
          </table:table-cell>
          <table:table-cell office:value-type="float" office:value="0.0397727272727">
            <text:p>0.0397727273</text:p>
          </table:table-cell>
          <table:table-cell office:value-type="float" office:value="0.0852272727273">
            <text:p>0.0852272727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BL</text:p>
          </table:table-cell>
          <table:table-cell office:value-type="float" office:value="0.0965909090909">
            <text:p>0.0965909091</text:p>
          </table:table-cell>
          <table:table-cell office:value-type="float" office:value="0.221590909091">
            <text:p>0.2215909091</text:p>
          </table:table-cell>
          <table:table-cell office:value-type="float" office:value="0.397727272727">
            <text:p>0.3977272727</text:p>
          </table:table-cell>
          <table:table-cell table:number-columns-repeated="12"/>
        </table:table-row>
        <table:table-row table:style-name="ro2">
          <table:table-cell office:value-type="string">
            <text:p>CP_EPAIR_CB</text:p>
          </table:table-cell>
          <table:table-cell office:value-type="float" office:value="0.0681818181818">
            <text:p>0.0681818182</text:p>
          </table:table-cell>
          <table:table-cell office:value-type="float" office:value="0.170454545455">
            <text:p>0.1704545455</text:p>
          </table:table-cell>
          <table:table-cell office:value-type="float" office:value="0.357954545455">
            <text:p>0.357954545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DECK</text:p>
          </table:table-cell>
          <table:table-cell office:value-type="float" office:value="0.125">
            <text:p>0.125</text:p>
          </table:table-cell>
          <table:table-cell office:value-type="float" office:value="0.221590909091">
            <text:p>0.2215909091</text:p>
          </table:table-cell>
          <table:table-cell office:value-type="float" office:value="0.386363636364">
            <text:p>0.3863636364</text:p>
          </table:table-cell>
          <table:table-cell table:number-columns-repeated="12"/>
        </table:table-row>
        <table:table-row table:style-name="ro2">
          <table:table-cell office:value-type="string">
            <text:p>CP_ELOCAL_CB</text:p>
          </table:table-cell>
          <table:table-cell office:value-type="float" office:value="0.113636363636">
            <text:p>0.1136363636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JPL</text:p>
          </table:table-cell>
          <table:table-cell office:value-type="float" office:value="0.0965909090909">
            <text:p>0.0965909091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CP_ES3DC_CB</text:p>
          </table:table-cell>
          <table:table-cell office:value-type="float" office:value="0.0965909090909">
            <text:p>0.0965909091</text:p>
          </table:table-cell>
          <table:table-cell office:value-type="float" office:value="0.193181818182">
            <text:p>0.1931818182</text:p>
          </table:table-cell>
          <table:table-cell office:value-type="float" office:value="0.352272727273">
            <text:p>0.3522727273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SKOIP</text:p>
          </table:table-cell>
          <table:table-cell office:value-type="float" office:value="0.113636363636">
            <text:p>0.1136363636</text:p>
          </table:table-cell>
          <table:table-cell office:value-type="float" office:value="0.227272727273">
            <text:p>0.2272727273</text:p>
          </table:table-cell>
          <table:table-cell office:value-type="float" office:value="0.420454545455">
            <text:p>0.4204545455</text:p>
          </table:table-cell>
          <table:table-cell table:number-columns-repeated="7"/>
          <table:table-cell office:value-type="string">
            <text:p>CP_MJ2h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office:value-type="float" office:value="0.431818181818">
            <text:p>0.4318181818</text:p>
          </table:table-cell>
          <table:table-cell/>
        </table:table-row>
        <table:table-row table:style-name="ro2">
          <table:table-cell office:value-type="string">
            <text:p>CP_E3DC_CB</text:p>
          </table:table-cell>
          <table:table-cell office:value-type="float" office:value="0.0738636363636">
            <text:p>0.0738636364</text:p>
          </table:table-cell>
          <table:table-cell office:value-type="float" office:value="0.130681818182">
            <text:p>0.1306818182</text:p>
          </table:table-cell>
          <table:table-cell office:value-type="float" office:value="0.323863636364">
            <text:p>0.3238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3D_MIN</text:p>
          </table:table-cell>
          <table:table-cell office:value-type="float" office:value="0.107954545455">
            <text:p>0.1079545455</text:p>
          </table:table-cell>
          <table:table-cell office:value-type="float" office:value="0.227272727273">
            <text:p>0.2272727273</text:p>
          </table:table-cell>
          <table:table-cell office:value-type="float" office:value="0.431818181818">
            <text:p>0.4318181818</text:p>
          </table:table-cell>
          <table:table-cell table:number-columns-repeated="7"/>
          <table:table-cell office:value-type="string">
            <text:p>CP_RMFCEN1</text:p>
          </table:table-cell>
          <table:table-cell office:value-type="float" office:value="0.119318181818">
            <text:p>0.1193181818</text:p>
          </table:table-cell>
          <table:table-cell office:value-type="float" office:value="0.261363636364">
            <text:p>0.2613636364</text:p>
          </table:table-cell>
          <table:table-cell office:value-type="float" office:value="0.454545454545">
            <text:p>0.4545454545</text:p>
          </table:table-cell>
          <table:table-cell/>
        </table:table-row>
        <table:table-row table:style-name="ro2">
          <table:table-cell office:value-type="string">
            <text:p>CP_E3D_CB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BT</text:p>
          </table:table-cell>
          <table:table-cell office:value-type="float" office:value="0.113636363636">
            <text:p>0.1136363636</text:p>
          </table:table-cell>
          <table:table-cell office:value-type="float" office:value="0.244318181818">
            <text:p>0.2443181818</text:p>
          </table:table-cell>
          <table:table-cell office:value-type="float" office:value="0.386363636364">
            <text:p>0.3863636364</text:p>
          </table:table-cell>
          <table:table-cell table:number-columns-repeated="7"/>
          <table:table-cell office:value-type="string">
            <text:p>CP_RMFCA</text:p>
          </table:table-cell>
          <table:table-cell office:value-type="float" office:value="0.113636363636">
            <text:p>0.1136363636</text:p>
          </table:table-cell>
          <table:table-cell office:value-type="float" office:value="0.261363636364">
            <text:p>0.2613636364</text:p>
          </table:table-cell>
          <table:table-cell office:value-type="float" office:value="0.443181818182">
            <text:p>0.4431818182</text:p>
          </table:table-cell>
          <table:table-cell/>
        </table:table-row>
        <table:table-row table:style-name="ro2">
          <table:table-cell office:value-type="string">
            <text:p>CP_ZPAIR_MIN</text:p>
          </table:table-cell>
          <table:table-cell office:value-type="float" office:value="0.0511363636364">
            <text:p>0.0511363636</text:p>
          </table:table-cell>
          <table:table-cell office:value-type="float" office:value="0.102272727273">
            <text:p>0.1022727273</text:p>
          </table:table-cell>
          <table:table-cell office:value-type="float" office:value="0.329545454545">
            <text:p>0.3295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COMPLEX</text:p>
          </table:table-cell>
          <table:table-cell office:value-type="float" office:value="0.0909090909091">
            <text:p>0.0909090909</text:p>
          </table:table-cell>
          <table:table-cell office:value-type="float" office:value="0.244318181818">
            <text:p>0.2443181818</text:p>
          </table:table-cell>
          <table:table-cell office:value-type="float" office:value="0.443181818182">
            <text:p>0.4431818182</text:p>
          </table:table-cell>
          <table:table-cell table:number-columns-repeated="7"/>
          <table:table-cell office:value-type="string">
            <text:p>AP_T2</text:p>
          </table:table-cell>
          <table:table-cell office:value-type="float" office:value="0.147727272727">
            <text:p>0.1477272727</text:p>
          </table:table-cell>
          <table:table-cell office:value-type="float" office:value="0.261363636364">
            <text:p>0.2613636364</text:p>
          </table:table-cell>
          <table:table-cell office:value-type="float" office:value="0.409090909091">
            <text:p>0.4090909091</text:p>
          </table:table-cell>
          <table:table-cell/>
        </table:table-row>
        <table:table-row table:style-name="ro4">
          <table:table-cell office:value-type="string">
            <text:p>CP_ZLOCAL_MIN</text:p>
          </table:table-cell>
          <table:table-cell office:value-type="float" office:value="0.0568181818182">
            <text:p>0.0568181818</text:p>
          </table:table-cell>
          <table:table-cell office:value-type="float" office:value="0.147727272727">
            <text:p>0.1477272727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DFIRE</text:p>
          </table:table-cell>
          <table:table-cell office:value-type="float" office:value="0.119318181818">
            <text:p>0.1193181818</text:p>
          </table:table-cell>
          <table:table-cell office:value-type="float" office:value="0.244318181818">
            <text:p>0.2443181818</text:p>
          </table:table-cell>
          <table:table-cell office:value-type="float" office:value="0.403409090909">
            <text:p>0.4034090909</text:p>
          </table:table-cell>
          <table:table-cell table:number-columns-repeated="7"/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7272727273">
            <text:p>0.4772727273</text:p>
          </table:table-cell>
          <table:table-cell/>
        </table:table-row>
        <table:table-row table:style-name="ro2">
          <table:table-cell office:value-type="string">
            <text:p>CP_ZS3DC_MIN</text:p>
          </table:table-cell>
          <table:table-cell office:value-type="float" office:value="0.0852272727273">
            <text:p>0.0852272727</text:p>
          </table:table-cell>
          <table:table-cell office:value-type="float" office:value="0.210227272727">
            <text:p>0.2102272727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DFIRE2</text:p>
          </table:table-cell>
          <table:table-cell office:value-type="float" office:value="0.119318181818">
            <text:p>0.1193181818</text:p>
          </table:table-cell>
          <table:table-cell office:value-type="float" office:value="0.244318181818">
            <text:p>0.2443181818</text:p>
          </table:table-cell>
          <table:table-cell office:value-type="float" office:value="0.431818181818">
            <text:p>0.4318181818</text:p>
          </table:table-cell>
          <table:table-cell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3"/>
          <table:table-cell office:value-type="string">
            <text:p>CP_TD</text:p>
          </table:table-cell>
          <table:table-cell office:value-type="float" office:value="0.130681818182">
            <text:p>0.1306818182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/>
        </table:table-row>
        <table:table-row table:style-name="ro4">
          <table:table-cell office:value-type="string">
            <text:p>CP_Z3DC_MIN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23863636364">
            <text:p>0.3238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ELE</text:p>
          </table:table-cell>
          <table:table-cell office:value-type="float" office:value="0.0965909090909">
            <text:p>0.0965909091</text:p>
          </table:table-cell>
          <table:table-cell office:value-type="float" office:value="0.244318181818">
            <text:p>0.2443181818</text:p>
          </table:table-cell>
          <table:table-cell office:value-type="float" office:value="0.448863636364">
            <text:p>0.4488636364</text:p>
          </table:table-cell>
          <table:table-cell office:value-type="string">
            <text:p>CP_Qp</text:p>
          </table:table-cell>
          <table:table-cell office:value-type="float" office:value="0.125">
            <text:p>0.125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3"/>
          <table:table-cell office:value-type="string">
            <text:p>CP_TB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31818181818">
            <text:p>0.4318181818</text:p>
          </table:table-cell>
          <table:table-cell/>
        </table:table-row>
        <table:table-row table:style-name="ro2">
          <table:table-cell office:value-type="string">
            <text:p>CP_EPAIR_MIN</text:p>
          </table:table-cell>
          <table:table-cell office:value-type="float" office:value="0.102272727273">
            <text:p>0.1022727273</text:p>
          </table:table-cell>
          <table:table-cell office:value-type="float" office:value="0.25">
            <text:p>0.25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GOAP_DF</text:p>
          </table:table-cell>
          <table:table-cell office:value-type="float" office:value="0.130681818182">
            <text:p>0.1306818182</text:p>
          </table:table-cell>
          <table:table-cell office:value-type="float" office:value="0.244318181818">
            <text:p>0.2443181818</text:p>
          </table:table-cell>
          <table:table-cell office:value-type="float" office:value="0.426136363636">
            <text:p>0.4261363636</text:p>
          </table:table-cell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82954545455">
            <text:p>0.4829545455</text:p>
          </table:table-cell>
          <table:table-cell table:number-columns-repeated="3"/>
          <table:table-cell office:value-type="string">
            <text:p>AP_T1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/>
        </table:table-row>
        <table:table-row table:style-name="ro2">
          <table:table-cell office:value-type="string">
            <text:p>CP_ELOCAL_MIN</text:p>
          </table:table-cell>
          <table:table-cell office:value-type="float" office:value="0.136363636364">
            <text:p>0.1363636364</text:p>
          </table:table-cell>
          <table:table-cell office:value-type="float" office:value="0.210227272727">
            <text:p>0.2102272727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BFKV</text:p>
          </table:table-cell>
          <table:table-cell office:value-type="float" office:value="0.102272727273">
            <text:p>0.1022727273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string">
            <text:p>CP_HLPL</text:p>
          </table:table-cell>
          <table:table-cell office:value-type="float" office:value="0.136363636364">
            <text:p>0.1363636364</text:p>
          </table:table-cell>
          <table:table-cell office:value-type="float" office:value="0.272727272727">
            <text:p>0.2727272727</text:p>
          </table:table-cell>
          <table:table-cell office:value-type="float" office:value="0.460227272727">
            <text:p>0.4602272727</text:p>
          </table:table-cell>
          <table:table-cell table:number-columns-repeated="3"/>
          <table:table-cell office:value-type="string">
            <text:p>CP_HLPL</text:p>
          </table:table-cell>
          <table:table-cell office:value-type="float" office:value="0.136363636364">
            <text:p>0.1363636364</text:p>
          </table:table-cell>
          <table:table-cell office:value-type="float" office:value="0.272727272727">
            <text:p>0.2727272727</text:p>
          </table:table-cell>
          <table:table-cell office:value-type="float" office:value="0.460227272727">
            <text:p>0.4602272727</text:p>
          </table:table-cell>
          <table:table-cell/>
        </table:table-row>
        <table:table-row table:style-name="ro4">
          <table:table-cell office:value-type="string">
            <text:p>CP_ES3DC_MIN</text:p>
          </table:table-cell>
          <table:table-cell office:value-type="float" office:value="0.0909090909091">
            <text:p>0.0909090909</text:p>
          </table:table-cell>
          <table:table-cell office:value-type="float" office:value="0.210227272727">
            <text:p>0.2102272727</text:p>
          </table:table-cell>
          <table:table-cell office:value-type="float" office:value="0.380681818182">
            <text:p>0.3806818182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S</text:p>
          </table:table-cell>
          <table:table-cell office:value-type="float" office:value="0.107954545455">
            <text:p>0.1079545455</text:p>
          </table:table-cell>
          <table:table-cell office:value-type="float" office:value="0.25">
            <text:p>0.25</text:p>
          </table:table-cell>
          <table:table-cell office:value-type="float" office:value="0.426136363636">
            <text:p>0.4261363636</text:p>
          </table:table-cell>
          <table:table-cell office:value-type="string">
            <text:p>CP_TSC</text:p>
          </table:table-cell>
          <table:table-cell office:value-type="float" office:value="0.136363636364">
            <text:p>0.1363636364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3"/>
          <table:table-cell office:value-type="string">
            <text:p>CP_Qp</text:p>
          </table:table-cell>
          <table:table-cell office:value-type="float" office:value="0.125">
            <text:p>0.125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/>
        </table:table-row>
        <table:table-row table:style-name="ro2">
          <table:table-cell office:value-type="string">
            <text:p>CP_E3DC_MIN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EPAIR_MIN</text:p>
          </table:table-cell>
          <table:table-cell office:value-type="float" office:value="0.102272727273">
            <text:p>0.1022727273</text:p>
          </table:table-cell>
          <table:table-cell office:value-type="float" office:value="0.25">
            <text:p>0.25</text:p>
          </table:table-cell>
          <table:table-cell office:value-type="float" office:value="0.403409090909">
            <text:p>0.4034090909</text:p>
          </table:table-cell>
          <table:table-cell office:value-type="string">
            <text:p>AP_T1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 table:number-columns-repeated="3"/>
          <table:table-cell office:value-type="string">
            <text:p>CP_TSC</text:p>
          </table:table-cell>
          <table:table-cell office:value-type="float" office:value="0.136363636364">
            <text:p>0.1363636364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/>
        </table:table-row>
        <table:table-row table:style-name="ro4">
          <table:table-cell office:value-type="string">
            <text:p>CP_E3D_MIN</text:p>
          </table:table-cell>
          <table:table-cell office:value-type="float" office:value="0.107954545455">
            <text:p>0.1079545455</text:p>
          </table:table-cell>
          <table:table-cell office:value-type="float" office:value="0.227272727273">
            <text:p>0.2272727273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RMFCEN2</text:p>
          </table:table-cell>
          <table:table-cell office:value-type="float" office:value="0.0965909090909">
            <text:p>0.0965909091</text:p>
          </table:table-cell>
          <table:table-cell office:value-type="float" office:value="0.255681818182">
            <text:p>0.2556818182</text:p>
          </table:table-cell>
          <table:table-cell office:value-type="float" office:value="0.460227272727">
            <text:p>0.4602272727</text:p>
          </table:table-cell>
          <table:table-cell office:value-type="string">
            <text:p>AP_T2</text:p>
          </table:table-cell>
          <table:table-cell office:value-type="float" office:value="0.147727272727">
            <text:p>0.1477272727</text:p>
          </table:table-cell>
          <table:table-cell office:value-type="float" office:value="0.261363636364">
            <text:p>0.2613636364</text:p>
          </table:table-cell>
          <table:table-cell office:value-type="float" office:value="0.409090909091">
            <text:p>0.4090909091</text:p>
          </table:table-cell>
          <table:table-cell table:number-columns-repeated="3"/>
          <table:table-cell office:value-type="string">
            <text:p>AP_calRWp</text:p>
          </table:table-cell>
          <table:table-cell office:value-type="float" office:value="0.119318181818">
            <text:p>0.1193181818</text:p>
          </table:table-cell>
          <table:table-cell office:value-type="float" office:value="0.295454545455">
            <text:p>0.2954545455</text:p>
          </table:table-cell>
          <table:table-cell office:value-type="float" office:value="0.454545454545">
            <text:p>0.4545454545</text:p>
          </table:table-cell>
          <table:table-cell/>
        </table:table-row>
        <table:table-row table:style-name="ro4">
          <table:table-cell office:value-type="string">
            <text:p>AP_calRW</text:p>
          </table:table-cell>
          <table:table-cell office:value-type="float" office:value="0.0852272727273">
            <text:p>0.0852272727</text:p>
          </table:table-cell>
          <table:table-cell office:value-type="float" office:value="0.306818181818">
            <text:p>0.3068181818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MJ2h</text:p>
          </table:table-cell>
          <table:table-cell office:value-type="float" office:value="0.107954545455">
            <text:p>0.1079545455</text:p>
          </table:table-cell>
          <table:table-cell office:value-type="float" office:value="0.261363636364">
            <text:p>0.2613636364</text:p>
          </table:table-cell>
          <table:table-cell office:value-type="float" office:value="0.431818181818">
            <text:p>0.4318181818</text:p>
          </table:table-cell>
          <table:table-cell office:value-type="string">
            <text:p>AP_PISA</text:p>
          </table:table-cell>
          <table:table-cell office:value-type="float" office:value="0.204545454545">
            <text:p>0.2045454545</text:p>
          </table:table-cell>
          <table:table-cell office:value-type="float" office:value="0.352272727273">
            <text:p>0.3522727273</text:p>
          </table:table-cell>
          <table:table-cell office:value-type="float" office:value="0.465909090909">
            <text:p>0.4659090909</text:p>
          </table:table-cell>
          <table:table-cell table:number-columns-repeated="3"/>
          <table:table-cell office:value-type="string">
            <text:p>AP_calRW</text:p>
          </table:table-cell>
          <table:table-cell office:value-type="float" office:value="0.0852272727273">
            <text:p>0.0852272727</text:p>
          </table:table-cell>
          <table:table-cell office:value-type="float" office:value="0.306818181818">
            <text:p>0.3068181818</text:p>
          </table:table-cell>
          <table:table-cell office:value-type="float" office:value="0.448863636364">
            <text:p>0.4488636364</text:p>
          </table:table-cell>
          <table:table-cell/>
        </table:table-row>
        <table:table-row table:style-name="ro4">
          <table:table-cell office:value-type="string">
            <text:p>AP_calRWp</text:p>
          </table:table-cell>
          <table:table-cell office:value-type="float" office:value="0.119318181818">
            <text:p>0.1193181818</text:p>
          </table:table-cell>
          <table:table-cell office:value-type="float" office:value="0.295454545455">
            <text:p>0.2954545455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RMFCEN1</text:p>
          </table:table-cell>
          <table:table-cell office:value-type="float" office:value="0.119318181818">
            <text:p>0.1193181818</text:p>
          </table:table-cell>
          <table:table-cell office:value-type="float" office:value="0.261363636364">
            <text:p>0.2613636364</text:p>
          </table:table-cell>
          <table:table-cell office:value-type="float" office:value="0.454545454545">
            <text:p>0.4545454545</text:p>
          </table:table-cell>
          <table:table-cell office:value-type="string">
            <text:p>PYDOCK_TOT</text:p>
          </table:table-cell>
          <table:table-cell office:value-type="float" office:value="0.102272727273">
            <text:p>0.1022727273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table:number-columns-repeated="3"/>
          <table:table-cell office:value-type="string">
            <text:p>AP_PISA</text:p>
          </table:table-cell>
          <table:table-cell office:value-type="float" office:value="0.204545454545">
            <text:p>0.2045454545</text:p>
          </table:table-cell>
          <table:table-cell office:value-type="float" office:value="0.352272727273">
            <text:p>0.3522727273</text:p>
          </table:table-cell>
          <table:table-cell office:value-type="float" office:value="0.465909090909">
            <text:p>0.4659090909</text:p>
          </table:table-cell>
          <table:table-cell/>
        </table:table-row>
        <table:table-row table:style-name="ro2">
          <table:table-cell office:value-type="string">
            <text:p>AP_PISA</text:p>
          </table:table-cell>
          <table:table-cell office:value-type="float" office:value="0.204545454545">
            <text:p>0.2045454545</text:p>
          </table:table-cell>
          <table:table-cell office:value-type="float" office:value="0.352272727273">
            <text:p>0.3522727273</text:p>
          </table:table-cell>
          <table:table-cell office:value-type="float" office:value="0.465909090909">
            <text:p>0.4659090909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RMFCA</text:p>
          </table:table-cell>
          <table:table-cell office:value-type="float" office:value="0.113636363636">
            <text:p>0.1136363636</text:p>
          </table:table-cell>
          <table:table-cell office:value-type="float" office:value="0.261363636364">
            <text:p>0.2613636364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517045454545">
            <text:p>0.5170454545</text:p>
          </table:table-cell>
          <table:table-cell/>
          <table:table-cell office:value-type="string">
            <text:p>AP_T2</text:p>
          </table:table-cell>
          <table:table-cell office:value-type="float" office:value="0.147727272727">
            <text:p>0.1477272727</text:p>
          </table:table-cell>
          <table:table-cell office:value-type="float" office:value="0.261363636364">
            <text:p>0.2613636364</text:p>
          </table:table-cell>
          <table:table-cell office:value-type="float" office:value="0.409090909091">
            <text:p>0.4090909091</text:p>
          </table:table-cell>
          <table:table-cell table:number-columns-repeated="12"/>
        </table:table-row>
        <table:table-row table:style-name="ro2">
          <table:table-cell office:value-type="string">
            <text:p>ELE</text:p>
          </table:table-cell>
          <table:table-cell office:value-type="float" office:value="0.0965909090909">
            <text:p>0.0965909091</text:p>
          </table:table-cell>
          <table:table-cell office:value-type="float" office:value="0.244318181818">
            <text:p>0.2443181818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SDOCK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7272727273">
            <text:p>0.4772727273</text:p>
          </table:table-cell>
          <table:table-cell table:number-columns-repeated="12"/>
        </table:table-row>
        <table:table-row table:style-name="ro2">
          <table:table-cell office:value-type="string">
            <text:p>DESOLV</text:p>
          </table:table-cell>
          <table:table-cell office:value-type="float" office:value="0.0625">
            <text:p>0.0625</text:p>
          </table:table-cell>
          <table:table-cell office:value-type="float" office:value="0.130681818182">
            <text:p>0.1306818182</text:p>
          </table:table-cell>
          <table:table-cell office:value-type="float" office:value="0.301136363636">
            <text:p>0.3011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D</text:p>
          </table:table-cell>
          <table:table-cell office:value-type="float" office:value="0.130681818182">
            <text:p>0.1306818182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VDW</text:p>
          </table:table-cell>
          <table:table-cell office:value-type="float" office:value="0.0795454545455">
            <text:p>0.0795454545</text:p>
          </table:table-cell>
          <table:table-cell office:value-type="float" office:value="0.193181818182">
            <text:p>0.1931818182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B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31818181818">
            <text:p>0.4318181818</text:p>
          </table:table-cell>
          <table:table-cell table:number-columns-repeated="12"/>
        </table:table-row>
        <table:table-row table:style-name="ro2">
          <table:table-cell office:value-type="string">
            <text:p>PYDOCK_TOT</text:p>
          </table:table-cell>
          <table:table-cell office:value-type="float" office:value="0.102272727273">
            <text:p>0.1022727273</text:p>
          </table:table-cell>
          <table:table-cell office:value-type="float" office:value="0.198863636364">
            <text:p>0.1988636364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T1</text:p>
          </table:table-cell>
          <table:table-cell office:value-type="float" office:value="0.119318181818">
            <text:p>0.1193181818</text:p>
          </table:table-cell>
          <table:table-cell office:value-type="float" office:value="0.267045454545">
            <text:p>0.2670454545</text:p>
          </table:table-cell>
          <table:table-cell office:value-type="float" office:value="0.443181818182">
            <text:p>0.4431818182</text:p>
          </table:table-cell>
          <table:table-cell table:number-columns-repeated="12"/>
        </table:table-row>
        <table:table-row table:style-name="ro2">
          <table:table-cell office:value-type="string">
            <text:p>ODA</text:p>
          </table:table-cell>
          <table:table-cell office:value-type="float" office:value="0.0909090909091">
            <text:p>0.0909090909</text:p>
          </table:table-cell>
          <table:table-cell office:value-type="float" office:value="0.170454545455">
            <text:p>0.170454545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HLPL</text:p>
          </table:table-cell>
          <table:table-cell office:value-type="float" office:value="0.136363636364">
            <text:p>0.1363636364</text:p>
          </table:table-cell>
          <table:table-cell office:value-type="float" office:value="0.272727272727">
            <text:p>0.2727272727</text:p>
          </table:table-cell>
          <table:table-cell office:value-type="float" office:value="0.460227272727">
            <text:p>0.4602272727</text:p>
          </table:table-cell>
          <table:table-cell table:number-columns-repeated="12"/>
        </table:table-row>
        <table:table-row table:style-name="ro3">
          <table:table-cell office:value-type="string">
            <text:p>PROPNSTS</text:p>
          </table:table-cell>
          <table:table-cell office:value-type="float" office:value="0.0284090909091">
            <text:p>0.0284090909</text:p>
          </table:table-cell>
          <table:table-cell office:value-type="float" office:value="0.0852272727273">
            <text:p>0.0852272727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Qp</text:p>
          </table:table-cell>
          <table:table-cell office:value-type="float" office:value="0.125">
            <text:p>0.125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12"/>
        </table:table-row>
        <table:table-row table:style-name="ro2">
          <table:table-cell office:value-type="string">
            <text:p>SIPPER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267045454545">
            <text:p>0.2670454545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CP_TSC</text:p>
          </table:table-cell>
          <table:table-cell office:value-type="float" office:value="0.136363636364">
            <text:p>0.1363636364</text:p>
          </table:table-cell>
          <table:table-cell office:value-type="float" office:value="0.289772727273">
            <text:p>0.2897727273</text:p>
          </table:table-cell>
          <table:table-cell office:value-type="float" office:value="0.477272727273">
            <text:p>0.4772727273</text:p>
          </table:table-cell>
          <table:table-cell table:number-columns-repeated="12"/>
        </table:table-row>
        <table:table-row table:style-name="ro3">
          <table:table-cell office:value-type="string">
            <text:p>AP_GOAP_ALL</text:p>
          </table:table-cell>
          <table:table-cell office:value-type="float" office:value="0.0397727272727">
            <text:p>0.0397727273</text:p>
          </table:table-cell>
          <table:table-cell office:value-type="float" office:value="0.0965909090909">
            <text:p>0.0965909091</text:p>
          </table:table-cell>
          <table:table-cell office:value-type="float" office:value="0.261363636364">
            <text:p>0.2613636364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calRWp</text:p>
          </table:table-cell>
          <table:table-cell office:value-type="float" office:value="0.119318181818">
            <text:p>0.1193181818</text:p>
          </table:table-cell>
          <table:table-cell office:value-type="float" office:value="0.295454545455">
            <text:p>0.2954545455</text:p>
          </table:table-cell>
          <table:table-cell office:value-type="float" office:value="0.454545454545">
            <text:p>0.4545454545</text:p>
          </table:table-cell>
          <table:table-cell table:number-columns-repeated="12"/>
        </table:table-row>
        <table:table-row table:style-name="ro3">
          <table:table-cell office:value-type="string">
            <text:p>AP_GOAP_DF</text:p>
          </table:table-cell>
          <table:table-cell office:value-type="float" office:value="0.130681818182">
            <text:p>0.1306818182</text:p>
          </table:table-cell>
          <table:table-cell office:value-type="float" office:value="0.244318181818">
            <text:p>0.2443181818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22727272727">
            <text:p>0.5227272727</text:p>
          </table:table-cell>
          <table:table-cell/>
          <table:table-cell office:value-type="string">
            <text:p>AP_calRW</text:p>
          </table:table-cell>
          <table:table-cell office:value-type="float" office:value="0.0852272727273">
            <text:p>0.0852272727</text:p>
          </table:table-cell>
          <table:table-cell office:value-type="float" office:value="0.306818181818">
            <text:p>0.3068181818</text:p>
          </table:table-cell>
          <table:table-cell office:value-type="float" office:value="0.448863636364">
            <text:p>0.4488636364</text:p>
          </table:table-cell>
          <table:table-cell table:number-columns-repeated="12"/>
        </table:table-row>
        <table:table-row table:style-name="ro2"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511363636364">
            <text:p>0.0511363636</text:p>
          </table:table-cell>
          <table:table-cell office:value-type="float" office:value="0.244318181818">
            <text:p>0.2443181818</text:p>
          </table:table-cell>
          <table:table-cell office:value-type="float" office:value="0.522727272727">
            <text:p>0.5227272727</text:p>
          </table:table-cell>
          <table:table-cell office:value-type="float" office:value="0.52272727272">
            <text:p>0.5227272727</text:p>
          </table:table-cell>
          <table:table-cell/>
          <table:table-cell office:value-type="string">
            <text:p>AP_PISA</text:p>
          </table:table-cell>
          <table:table-cell office:value-type="float" office:value="0.204545454545">
            <text:p>0.2045454545</text:p>
          </table:table-cell>
          <table:table-cell office:value-type="float" office:value="0.352272727273">
            <text:p>0.3522727273</text:p>
          </table:table-cell>
          <table:table-cell office:value-type="float" office:value="0.465909090909">
            <text:p>0.4659090909</text:p>
          </table:table-cell>
          <table:table-cell table:number-columns-repeated="12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19"/>
        </table:table-row>
        <table:table-row table:style-name="ro2">
          <table:table-cell table:number-columns-repeated="8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table:number-columns-repeated="11"/>
        </table:table-row>
        <table:table-row table:style-name="ro2">
          <table:table-cell office:value-type="string">
            <text:p>CP_BFKV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WENG</text:p>
          </table:table-cell>
          <table:table-cell office:value-type="float" office:value="0.0833333333333">
            <text:p>0.0833333333</text:p>
          </table:table-cell>
          <table:table-cell office:value-type="float" office:value="0.142857142857">
            <text:p>0.1428571429</text:p>
          </table:table-cell>
          <table:table-cell office:value-type="float" office:value="0.0677966101695">
            <text:p>0.0677966102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BL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3DC_CB</text:p>
          </table:table-cell>
          <table:table-cell office:value-type="float" office:value="0.166666666667">
            <text:p>0.1666666667</text:p>
          </table:table-cell>
          <table:table-cell office:value-type="float" office:value="0.0892857142857">
            <text:p>0.0892857143</text:p>
          </table:table-cell>
          <table:table-cell office:value-type="float" office:value="0.0677966101695">
            <text:p>0.0677966102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BT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PAIR_MIN</text:p>
          </table:table-cell>
          <table:table-cell office:value-type="float" office:value="0.208333333333">
            <text:p>0.2083333333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CP_GKS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DESOLV</text:p>
          </table:table-cell>
          <table:table-cell office:value-type="float" office:value="0.291666666667">
            <text:p>0.2916666667</text:p>
          </table:table-cell>
          <table:table-cell office:value-type="float" office:value="0.178571428571">
            <text:p>0.1785714286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AP_GOAP_G</text:p>
          </table:table-cell>
          <table:table-cell office:value-type="float" office:value="0.0416666666667">
            <text:p>0.0416666667</text:p>
          </table:table-cell>
          <table:table-cell office:value-type="float" office:value="0.0535714285714">
            <text:p>0.0535714286</text:p>
          </table:table-cell>
          <table:table-cell office:value-type="float" office:value="0.0847457627119">
            <text:p>0.0847457627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JPL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PAIR_CB</text:p>
          </table:table-cell>
          <table:table-cell office:value-type="float" office:value="0.166666666667">
            <text:p>0.1666666667</text:p>
          </table:table-cell>
          <table:table-cell office:value-type="float" office:value="0.0714285714286">
            <text:p>0.0714285714</text:p>
          </table:table-cell>
          <table:table-cell office:value-type="float" office:value="0.101694915254">
            <text:p>0.101694915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J3h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EPAIR_CB</text:p>
          </table:table-cell>
          <table:table-cell office:value-type="float" office:value="0.291666666667">
            <text:p>0.2916666667</text:p>
          </table:table-cell>
          <table:table-cell office:value-type="float" office:value="0.303571428571">
            <text:p>0.3035714286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CP_MJ2h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E3DC_CB</text:p>
          </table:table-cell>
          <table:table-cell office:value-type="float" office:value="0.291666666667">
            <text:p>0.2916666667</text:p>
          </table:table-cell>
          <table:table-cell office:value-type="float" office:value="0.142857142857">
            <text:p>0.1428571429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MJ1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S3DC_CB</text:p>
          </table:table-cell>
          <table:table-cell office:value-type="float" office:value="0.208333333333">
            <text:p>0.2083333333</text:p>
          </table:table-cell>
          <table:table-cell office:value-type="float" office:value="0.25">
            <text:p>0.25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CP_MJ2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LOCAL_MIN</text:p>
          </table:table-cell>
          <table:table-cell office:value-type="float" office:value="0.208333333333">
            <text:p>0.2083333333</text:p>
          </table:table-cell>
          <table:table-cell office:value-type="float" office:value="0.196428571429">
            <text:p>0.1964285714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CP_MSBM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PROPNSTS</text:p>
          </table:table-cell>
          <table:table-cell office:value-type="float" office:value="0.0833333333333">
            <text:p>0.0833333333</text:p>
          </table:table-cell>
          <table:table-cell office:value-type="float" office:value="0.107142857143">
            <text:p>0.1071428571</text:p>
          </table:table-cell>
          <table:table-cell office:value-type="float" office:value="0.118644067797">
            <text:p>0.118644067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MS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GOAP_ALL</text:p>
          </table:table-cell>
          <table:table-cell office:value-type="float" office:value="0.166666666667">
            <text:p>0.1666666667</text:p>
          </table:table-cell>
          <table:table-cell office:value-type="float" office:value="0.107142857143">
            <text:p>0.1071428571</text:p>
          </table:table-cell>
          <table:table-cell office:value-type="float" office:value="0.118644067797">
            <text:p>0.118644067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CP_Qa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LOCAL_CB</text:p>
          </table:table-cell>
          <table:table-cell office:value-type="float" office:value="0.166666666667">
            <text:p>0.1666666667</text:p>
          </table:table-cell>
          <table:table-cell office:value-type="float" office:value="0.232142857143">
            <text:p>0.2321428571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3">
          <table:table-cell office:value-type="string">
            <text:p>CP_Qm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3DC_MIN</text:p>
          </table:table-cell>
          <table:table-cell office:value-type="float" office:value="0.208333333333">
            <text:p>0.2083333333</text:p>
          </table:table-cell>
          <table:table-cell office:value-type="float" office:value="0.160714285714">
            <text:p>0.1607142857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3">
          <table:table-cell office:value-type="string">
            <text:p>CP_Qp</text:p>
          </table:table-cell>
          <table:table-cell office:value-type="float" office:value="0.291666666667">
            <text:p>0.2916666667</text:p>
          </table:table-cell>
          <table:table-cell office:value-type="float" office:value="0.541666666667">
            <text:p>0.5416666667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E3DC_MIN</text:p>
          </table:table-cell>
          <table:table-cell office:value-type="float" office:value="0.458333333333">
            <text:p>0.4583333333</text:p>
          </table:table-cell>
          <table:table-cell office:value-type="float" office:value="0.267857142857">
            <text:p>0.2678571429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RO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ODA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3">
          <table:table-cell office:value-type="string">
            <text:p>CP_SKOb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35593220339">
            <text:p>0.135593220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CP_SKOa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Qm</text:p>
          </table:table-cell>
          <table:table-cell office:value-type="float" office:value="0.333333333333">
            <text:p>0.3333333333</text:p>
          </table:table-cell>
          <table:table-cell office:value-type="float" office:value="0.160714285714">
            <text:p>0.1607142857</text:p>
          </table:table-cell>
          <table:table-cell office:value-type="float" office:value="0.152542372881">
            <text:p>0.1525423729</text:p>
          </table:table-cell>
          <table:table-cell office:value-type="float" office:value="0.153846153846">
            <text:p>0.1538461538</text:p>
          </table:table-cell>
          <table:table-cell table:number-columns-repeated="11"/>
        </table:table-row>
        <table:table-row table:style-name="ro2">
          <table:table-cell office:value-type="string">
            <text:p>CP_SJKG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RO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3">
          <table:table-cell office:value-type="string">
            <text:p>CP_TD</text:p>
          </table:table-cell>
          <table:table-cell office:value-type="float" office:value="0.333333333333">
            <text:p>0.3333333333</text:p>
          </table:table-cell>
          <table:table-cell office:value-type="float" office:value="0.458333333333">
            <text:p>0.458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SKOa</text:p>
          </table:table-cell>
          <table:table-cell office:value-type="float" office:value="0.208333333333">
            <text:p>0.2083333333</text:p>
          </table:table-cell>
          <table:table-cell office:value-type="float" office:value="0.125">
            <text:p>0.125</text:p>
          </table:table-cell>
          <table:table-cell office:value-type="float" office:value="0.152542372881">
            <text:p>0.1525423729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3">
          <table:table-cell office:value-type="string">
            <text:p>CP_TEl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El</text:p>
          </table:table-cell>
          <table:table-cell office:value-type="float" office:value="0.333333333333">
            <text:p>0.3333333333</text:p>
          </table:table-cell>
          <table:table-cell office:value-type="float" office:value="0.25">
            <text:p>0.25</text:p>
          </table:table-cell>
          <table:table-cell office:value-type="float" office:value="0.152542372881">
            <text:p>0.152542372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CP_TEs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ARS</text:p>
          </table:table-cell>
          <table:table-cell office:value-type="float" office:value="0.25">
            <text:p>0.25</text:p>
          </table:table-cell>
          <table:table-cell office:value-type="float" office:value="0.178571428571">
            <text:p>0.1785714286</text:p>
          </table:table-cell>
          <table:table-cell office:value-type="float" office:value="0.152542372881">
            <text:p>0.1525423729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TS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DECK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CP_VD</text:p>
          </table:table-cell>
          <table:table-cell office:value-type="float" office:value="0.25">
            <text:p>0.25</text:p>
          </table:table-cell>
          <table:table-cell office:value-type="float" office:value="0.291666666667">
            <text:p>0.2916666667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LOCAL_CB</text:p>
          </table:table-cell>
          <table:table-cell office:value-type="float" office:value="0.291666666667">
            <text:p>0.2916666667</text:p>
          </table:table-cell>
          <table:table-cell office:value-type="float" office:value="0.303571428571">
            <text:p>0.3035714286</text:p>
          </table:table-cell>
          <table:table-cell office:value-type="float" office:value="0.152542372881">
            <text:p>0.152542372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SKOIP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ES3DC_CB</text:p>
          </table:table-cell>
          <table:table-cell office:value-type="float" office:value="0.291666666667">
            <text:p>0.2916666667</text:p>
          </table:table-cell>
          <table:table-cell office:value-type="float" office:value="0.267857142857">
            <text:p>0.2678571429</text:p>
          </table:table-cell>
          <table:table-cell office:value-type="float" office:value="0.152542372881">
            <text:p>0.1525423729</text:p>
          </table:table-cell>
          <table:table-cell office:value-type="float" office:value="0.153846153846">
            <text:p>0.1538461538</text:p>
          </table:table-cell>
          <table:table-cell table:number-columns-repeated="11"/>
        </table:table-row>
        <table:table-row table:style-name="ro2">
          <table:table-cell office:value-type="string">
            <text:p>AP_DCOMPLEX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SJKG</text:p>
          </table:table-cell>
          <table:table-cell office:value-type="float" office:value="0.208333333333">
            <text:p>0.2083333333</text:p>
          </table:table-cell>
          <table:table-cell office:value-type="float" office:value="0.125">
            <text:p>0.125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3">
          <table:table-cell office:value-type="string">
            <text:p>AP_dDFIRE</text:p>
          </table:table-cell>
          <table:table-cell office:value-type="float" office:value="0.333333333333">
            <text:p>0.3333333333</text:p>
          </table:table-cell>
          <table:table-cell office:value-type="float" office:value="0.458333333333">
            <text:p>0.458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Es</text:p>
          </table:table-cell>
          <table:table-cell office:value-type="float" office:value="0.25">
            <text:p>0.25</text:p>
          </table:table-cell>
          <table:table-cell office:value-type="float" office:value="0.178571428571">
            <text:p>0.1785714286</text:p>
          </table:table-cell>
          <table:table-cell office:value-type="float" office:value="0.169491525424">
            <text:p>0.1694915254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AP_DFIRE2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3D_CB</text:p>
          </table:table-cell>
          <table:table-cell office:value-type="float" office:value="0.291666666667">
            <text:p>0.2916666667</text:p>
          </table:table-cell>
          <table:table-cell office:value-type="float" office:value="0.357142857143">
            <text:p>0.3571428571</text:p>
          </table:table-cell>
          <table:table-cell office:value-type="float" office:value="0.169491525424">
            <text:p>0.169491525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RMFCEN1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VDW</text:p>
          </table:table-cell>
          <table:table-cell office:value-type="float" office:value="0.291666666667">
            <text:p>0.2916666667</text:p>
          </table:table-cell>
          <table:table-cell office:value-type="float" office:value="0.285714285714">
            <text:p>0.2857142857</text:p>
          </table:table-cell>
          <table:table-cell office:value-type="float" office:value="0.169491525424">
            <text:p>0.169491525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RMFCEN2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MSBM</text:p>
          </table:table-cell>
          <table:table-cell office:value-type="float" office:value="0.333333333333">
            <text:p>0.3333333333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3">
          <table:table-cell office:value-type="string">
            <text:p>CP_RMFCA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Qa</text:p>
          </table:table-cell>
          <table:table-cell office:value-type="float" office:value="0.25">
            <text:p>0.25</text:p>
          </table:table-cell>
          <table:table-cell office:value-type="float" office:value="0.160714285714">
            <text:p>0.1607142857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table:number-columns-repeated="11"/>
        </table:table-row>
        <table:table-row table:style-name="ro2">
          <table:table-cell office:value-type="string">
            <text:p>CP_TB</text:p>
          </table:table-cell>
          <table:table-cell office:value-type="float" office:value="0.333333333333">
            <text:p>0.3333333333</text:p>
          </table:table-cell>
          <table:table-cell office:value-type="float" office:value="0.458333333333">
            <text:p>0.458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AP_URS</text:p>
          </table:table-cell>
          <table:table-cell office:value-type="float" office:value="0.208333333333">
            <text:p>0.2083333333</text:p>
          </table:table-cell>
          <table:table-cell office:value-type="float" office:value="0.339285714286">
            <text:p>0.3392857143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CP_TSC</text:p>
          </table:table-cell>
          <table:table-cell office:value-type="float" office:value="0.375">
            <text:p>0.375</text:p>
          </table:table-cell>
          <table:table-cell office:value-type="float" office:value="0.458333333333">
            <text:p>0.458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AP_MPS</text:p>
          </table:table-cell>
          <table:table-cell office:value-type="float" office:value="0.291666666667">
            <text:p>0.2916666667</text:p>
          </table:table-cell>
          <table:table-cell office:value-type="float" office:value="0.160714285714">
            <text:p>0.1607142857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AP_T1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PYDOCK_TOT</text:p>
          </table:table-cell>
          <table:table-cell office:value-type="float" office:value="0.333333333333">
            <text:p>0.3333333333</text:p>
          </table:table-cell>
          <table:table-cell office:value-type="float" office:value="0.25">
            <text:p>0.25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AP_T2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J3h</text:p>
          </table:table-cell>
          <table:table-cell office:value-type="float" office:value="0.5">
            <text:p>0.5</text:p>
          </table:table-cell>
          <table:table-cell office:value-type="float" office:value="0.196428571429">
            <text:p>0.1964285714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AP_DOPE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S</text:p>
          </table:table-cell>
          <table:table-cell office:value-type="float" office:value="0.375">
            <text:p>0.375</text:p>
          </table:table-cell>
          <table:table-cell office:value-type="float" office:value="0.285714285714">
            <text:p>0.2857142857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3">
          <table:table-cell office:value-type="string">
            <text:p>AP_DOPE_HR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SKOb</text:p>
          </table:table-cell>
          <table:table-cell office:value-type="float" office:value="0.291666666667">
            <text:p>0.2916666667</text:p>
          </table:table-cell>
          <table:table-cell office:value-type="float" office:value="0.160714285714">
            <text:p>0.1607142857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AP_DARS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VD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3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DFIRE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03389830508">
            <text:p>0.2033898305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AP_MPS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LOCAL_MIN</text:p>
          </table:table-cell>
          <table:table-cell office:value-type="float" office:value="0.291666666667">
            <text:p>0.2916666667</text:p>
          </table:table-cell>
          <table:table-cell office:value-type="float" office:value="0.303571428571">
            <text:p>0.3035714286</text:p>
          </table:table-cell>
          <table:table-cell office:value-type="float" office:value="0.203389830508">
            <text:p>0.2033898305</text:p>
          </table:table-cell>
          <table:table-cell office:value-type="float" office:value="0.0769230769231">
            <text:p>0.0769230769</text:p>
          </table:table-cell>
          <table:table-cell table:number-columns-repeated="11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S3DC_MIN</text:p>
          </table:table-cell>
          <table:table-cell office:value-type="float" office:value="0.333333333333">
            <text:p>0.3333333333</text:p>
          </table:table-cell>
          <table:table-cell office:value-type="float" office:value="0.25">
            <text:p>0.25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CP_DECK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3D_MIN</text:p>
          </table:table-cell>
          <table:table-cell office:value-type="float" office:value="0.375">
            <text:p>0.375</text:p>
          </table:table-cell>
          <table:table-cell office:value-type="float" office:value="0.339285714286">
            <text:p>0.3392857143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CP_ZPAIR_CB</text:p>
          </table:table-cell>
          <table:table-cell office:value-type="float" office:value="0.125">
            <text:p>0.125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GKS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220338983051">
            <text:p>0.220338983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ZLOCAL_CB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J1</text:p>
          </table:table-cell>
          <table:table-cell office:value-type="float" office:value="0.333333333333">
            <text:p>0.3333333333</text:p>
          </table:table-cell>
          <table:table-cell office:value-type="float" office:value="0.178571428571">
            <text:p>0.1785714286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table:number-columns-repeated="5"/>
        </table:table-row>
        <table:table-row table:style-name="ro2">
          <table:table-cell office:value-type="string">
            <text:p>CP_ZS3DC_CB</text:p>
          </table:table-cell>
          <table:table-cell office:value-type="float" office:value="0.166666666667">
            <text:p>0.1666666667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OPE</text:p>
          </table:table-cell>
          <table:table-cell office:value-type="float" office:value="0.375">
            <text:p>0.375</text:p>
          </table:table-cell>
          <table:table-cell office:value-type="float" office:value="0.285714285714">
            <text:p>0.2857142857</text:p>
          </table:table-cell>
          <table:table-cell office:value-type="float" office:value="0.220338983051">
            <text:p>0.2203389831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CP_TSC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305084745763">
            <text:p>0.3050847458</text:p>
          </table:table-cell>
          <table:table-cell office:value-type="float" office:value="0.153846153846">
            <text:p>0.1538461538</text:p>
          </table:table-cell>
          <table:table-cell table:number-columns-repeated="5"/>
        </table:table-row>
        <table:table-row table:style-name="ro2">
          <table:table-cell office:value-type="string">
            <text:p>CP_Z3DC_CB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ZS3DC_MIN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220338983051">
            <text:p>0.2203389831</text:p>
          </table:table-cell>
          <table:table-cell office:value-type="float" office:value="0.115384615385">
            <text:p>0.1153846154</text:p>
          </table:table-cell>
          <table:table-cell/>
          <table:table-cell office:value-type="string">
            <text:p>AP_PISA</text:p>
          </table:table-cell>
          <table:table-cell office:value-type="float" office:value="0.583333333333">
            <text:p>0.5833333333</text:p>
          </table:table-cell>
          <table:table-cell office:value-type="float" office:value="0.428571428571">
            <text:p>0.4285714286</text:p>
          </table:table-cell>
          <table:table-cell office:value-type="float" office:value="0.305084745763">
            <text:p>0.3050847458</text:p>
          </table:table-cell>
          <table:table-cell office:value-type="float" office:value="0.192307692308">
            <text:p>0.1923076923</text:p>
          </table:table-cell>
          <table:table-cell table:number-columns-repeated="5"/>
        </table:table-row>
        <table:table-row table:style-name="ro2">
          <table:table-cell office:value-type="string">
            <text:p>CP_EPAIR_CB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EPAIR_MIN</text:p>
          </table:table-cell>
          <table:table-cell office:value-type="float" office:value="0.5">
            <text:p>0.5</text:p>
          </table:table-cell>
          <table:table-cell office:value-type="float" office:value="0.321428571429">
            <text:p>0.3214285714</text:p>
          </table:table-cell>
          <table:table-cell office:value-type="float" office:value="0.220338983051">
            <text:p>0.2203389831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SDOCK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office:value-type="string">
            <text:p>CP_ELOCAL_CB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ELE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/>
          <table:table-cell office:value-type="string">
            <text:p>AP_calRW</text:p>
          </table:table-cell>
          <table:table-cell office:value-type="float" office:value="0.5">
            <text:p>0.5</text:p>
          </table:table-cell>
          <table:table-cell office:value-type="float" office:value="0.392857142857">
            <text:p>0.3928571429</text:p>
          </table:table-cell>
          <table:table-cell office:value-type="float" office:value="0.322033898305">
            <text:p>0.3220338983</text:p>
          </table:table-cell>
          <table:table-cell office:value-type="float" office:value="0.0384615384615">
            <text:p>0.0384615385</text:p>
          </table:table-cell>
          <table:table-cell table:number-columns-repeated="5"/>
        </table:table-row>
        <table:table-row table:style-name="ro4">
          <table:table-cell office:value-type="string">
            <text:p>CP_ES3DC_CB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HLPL</text:p>
          </table:table-cell>
          <table:table-cell office:value-type="float" office:value="0.458333333333">
            <text:p>0.4583333333</text:p>
          </table:table-cell>
          <table:table-cell office:value-type="float" office:value="0.375">
            <text:p>0.375</text:p>
          </table:table-cell>
          <table:table-cell office:value-type="float" office:value="0.220338983051">
            <text:p>0.22033898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P_calRWp</text:p>
          </table:table-cell>
          <table:table-cell office:value-type="float" office:value="0.416666666667">
            <text:p>0.4166666667</text:p>
          </table:table-cell>
          <table:table-cell office:value-type="float" office:value="0.357142857143">
            <text:p>0.3571428571</text:p>
          </table:table-cell>
          <table:table-cell office:value-type="float" office:value="0.338983050847">
            <text:p>0.3389830508</text:p>
          </table:table-cell>
          <table:table-cell office:value-type="float" office:value="0.0384615384615">
            <text:p>0.0384615385</text:p>
          </table:table-cell>
          <table:table-cell table:number-columns-repeated="5"/>
        </table:table-row>
        <table:table-row table:style-name="ro2">
          <table:table-cell office:value-type="string">
            <text:p>CP_E3DC_CB</text:p>
          </table:table-cell>
          <table:table-cell office:value-type="float" office:value="0.25">
            <text:p>0.25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J2h</text:p>
          </table:table-cell>
          <table:table-cell office:value-type="float" office:value="0.416666666667">
            <text:p>0.4166666667</text:p>
          </table:table-cell>
          <table:table-cell office:value-type="float" office:value="0.392857142857">
            <text:p>0.3928571429</text:p>
          </table:table-cell>
          <table:table-cell office:value-type="float" office:value="0.237288135593">
            <text:p>0.2372881356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CP_E3D_CB</text:p>
          </table:table-cell>
          <table:table-cell office:value-type="float" office:value="0.25">
            <text:p>0.25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J2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237288135593">
            <text:p>0.2372881356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ZPAIR_MIN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S</text:p>
          </table:table-cell>
          <table:table-cell office:value-type="float" office:value="0.416666666667">
            <text:p>0.4166666667</text:p>
          </table:table-cell>
          <table:table-cell office:value-type="float" office:value="0.375">
            <text:p>0.375</text:p>
          </table:table-cell>
          <table:table-cell office:value-type="float" office:value="0.237288135593">
            <text:p>0.2372881356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SKOIP</text:p>
          </table:table-cell>
          <table:table-cell office:value-type="float" office:value="0.416666666667">
            <text:p>0.4166666667</text:p>
          </table:table-cell>
          <table:table-cell office:value-type="float" office:value="0.232142857143">
            <text:p>0.2321428571</text:p>
          </table:table-cell>
          <table:table-cell office:value-type="float" office:value="0.237288135593">
            <text:p>0.2372881356</text:p>
          </table:table-cell>
          <table:table-cell office:value-type="float" office:value="0.115384615385">
            <text:p>0.1153846154</text:p>
          </table:table-cell>
          <table:table-cell/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table:number-columns-repeated="5"/>
        </table:table-row>
        <table:table-row table:style-name="ro3">
          <table:table-cell office:value-type="string">
            <text:p>CP_ZS3DC_MIN</text:p>
          </table:table-cell>
          <table:table-cell office:value-type="float" office:value="0.25">
            <text:p>0.25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FIRE2</text:p>
          </table:table-cell>
          <table:table-cell office:value-type="float" office:value="0.458333333333">
            <text:p>0.4583333333</text:p>
          </table:table-cell>
          <table:table-cell office:value-type="float" office:value="0.285714285714">
            <text:p>0.2857142857</text:p>
          </table:table-cell>
          <table:table-cell office:value-type="float" office:value="0.237288135593">
            <text:p>0.2372881356</text:p>
          </table:table-cell>
          <table:table-cell office:value-type="float" office:value="0.0769230769231">
            <text:p>0.0769230769</text:p>
          </table:table-cell>
          <table:table-cell/>
          <table:table-cell office:value-type="string">
            <text:p>CP_Qp</text:p>
          </table:table-cell>
          <table:table-cell office:value-type="float" office:value="0.541666666667">
            <text:p>0.5416666667</text:p>
          </table:table-cell>
          <table:table-cell office:value-type="float" office:value="0.357142857143">
            <text:p>0.3571428571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 office:value-type="string">
            <text:p>CP_Qp</text:p>
          </table:table-cell>
          <table:table-cell office:value-type="float" office:value="0.181818181818">
            <text:p>0.1818181818</text:p>
          </table:table-cell>
          <table:table-cell table:number-columns-repeated="3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B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37288135593">
            <text:p>0.2372881356</text:p>
          </table:table-cell>
          <table:table-cell office:value-type="float" office:value="0.0769230769231">
            <text:p>0.0769230769</text:p>
          </table:table-cell>
          <table:table-cell/>
          <table:table-cell office:value-type="string">
            <text:p>SDOCK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">
            <text:p>0</text:p>
          </table:table-cell>
          <table:table-cell office:value-type="string">
            <text:p>SDOCK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PAIR_MIN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BL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254237288136">
            <text:p>0.2542372881</text:p>
          </table:table-cell>
          <table:table-cell office:value-type="float" office:value="0.0769230769231">
            <text:p>0.0769230769</text:p>
          </table:table-cell>
          <table:table-cell/>
          <table:table-cell office:value-type="string">
            <text:p>CP_HLPL</text:p>
          </table:table-cell>
          <table:table-cell office:value-type="float" office:value="0.458333333333">
            <text:p>0.4583333333</text:p>
          </table:table-cell>
          <table:table-cell office:value-type="float" office:value="0.375">
            <text:p>0.375</text:p>
          </table:table-cell>
          <table:table-cell office:value-type="float" office:value="0.220338983051">
            <text:p>0.2203389831</text:p>
          </table:table-cell>
          <table:table-cell office:value-type="float" office:value="0">
            <text:p>0</text:p>
          </table:table-cell>
          <table:table-cell office:value-type="string">
            <text:p>CP_HLPL</text:p>
          </table:table-cell>
          <table:table-cell office:value-type="float" office:value="0.181818181818">
            <text:p>0.1818181818</text:p>
          </table:table-cell>
          <table:table-cell table:number-columns-repeated="3"/>
        </table:table-row>
        <table:table-row table:style-name="ro2">
          <table:table-cell office:value-type="string">
            <text:p>CP_ELOCAL_MIN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MJPL</text:p>
          </table:table-cell>
          <table:table-cell office:value-type="float" office:value="0.291666666667">
            <text:p>0.2916666667</text:p>
          </table:table-cell>
          <table:table-cell office:value-type="float" office:value="0.339285714286">
            <text:p>0.3392857143</text:p>
          </table:table-cell>
          <table:table-cell office:value-type="float" office:value="0.254237288136">
            <text:p>0.25423728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P_TSC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305084745763">
            <text:p>0.3050847458</text:p>
          </table:table-cell>
          <table:table-cell office:value-type="float" office:value="0.153846153846">
            <text:p>0.1538461538</text:p>
          </table:table-cell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S3DC_MIN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D</text:p>
          </table:table-cell>
          <table:table-cell office:value-type="float" office:value="0.458333333333">
            <text:p>0.4583333333</text:p>
          </table:table-cell>
          <table:table-cell office:value-type="float" office:value="0.285714285714">
            <text:p>0.2857142857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/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375">
            <text:p>0.375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3DC_MIN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RMFCEN1</text:p>
          </table:table-cell>
          <table:table-cell office:value-type="float" office:value="0.375">
            <text:p>0.375</text:p>
          </table:table-cell>
          <table:table-cell office:value-type="float" office:value="0.392857142857">
            <text:p>0.3928571429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AP_T2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8813559322">
            <text:p>0.2881355932</text:p>
          </table:table-cell>
          <table:table-cell office:value-type="float" office:value="0.0384615384615">
            <text:p>0.0384615385</text:p>
          </table:table-cell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P_E3D_MIN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RMFCEN2</text:p>
          </table:table-cell>
          <table:table-cell office:value-type="float" office:value="0.375">
            <text:p>0.375</text:p>
          </table:table-cell>
          <table:table-cell office:value-type="float" office:value="0.392857142857">
            <text:p>0.3928571429</text:p>
          </table:table-cell>
          <table:table-cell office:value-type="float" office:value="0.254237288136">
            <text:p>0.254237288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P_PISA</text:p>
          </table:table-cell>
          <table:table-cell office:value-type="float" office:value="0.583333333333">
            <text:p>0.5833333333</text:p>
          </table:table-cell>
          <table:table-cell office:value-type="float" office:value="0.428571428571">
            <text:p>0.4285714286</text:p>
          </table:table-cell>
          <table:table-cell office:value-type="float" office:value="0.305084745763">
            <text:p>0.3050847458</text:p>
          </table:table-cell>
          <table:table-cell office:value-type="float" office:value="0.192307692308">
            <text:p>0.1923076923</text:p>
          </table:table-cell>
          <table:table-cell office:value-type="string">
            <text:p>AP_PISA</text:p>
          </table:table-cell>
          <table:table-cell office:value-type="float" office:value="0.0909090909091">
            <text:p>0.0909090909</text:p>
          </table:table-cell>
          <table:table-cell table:number-columns-repeated="3"/>
        </table:table-row>
        <table:table-row table:style-name="ro4">
          <table:table-cell office:value-type="string">
            <text:p>AP_calRW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GOAP_DF</text:p>
          </table:table-cell>
          <table:table-cell office:value-type="float" office:value="0.375">
            <text:p>0.375</text:p>
          </table:table-cell>
          <table:table-cell office:value-type="float" office:value="0.339285714286">
            <text:p>0.3392857143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PYDOCK_TOT</text:p>
          </table:table-cell>
          <table:table-cell office:value-type="float" office:value="0.333333333333">
            <text:p>0.3333333333</text:p>
          </table:table-cell>
          <table:table-cell office:value-type="float" office:value="0.25">
            <text:p>0.25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5"/>
        </table:table-row>
        <table:table-row table:style-name="ro3">
          <table:table-cell office:value-type="string">
            <text:p>AP_calRWp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Qp</text:p>
          </table:table-cell>
          <table:table-cell office:value-type="float" office:value="0.541666666667">
            <text:p>0.5416666667</text:p>
          </table:table-cell>
          <table:table-cell office:value-type="float" office:value="0.357142857143">
            <text:p>0.3571428571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AP_PISA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375">
            <text:p>0.375</text:p>
          </table:table-cell>
          <table:table-cell office:value-type="float" office:value="0.254237288136">
            <text:p>0.2542372881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SDOCK</text:p>
          </table:table-cell>
          <table:table-cell office:value-type="float" office:value="0.291666666667">
            <text:p>0.2916666667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BT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0.271186440678">
            <text:p>0.2711864407</text:p>
          </table:table-cell>
          <table:table-cell office:value-type="float" office:value="0.115384615385">
            <text:p>0.1153846154</text:p>
          </table:table-cell>
          <table:table-cell table:number-columns-repeated="11"/>
        </table:table-row>
        <table:table-row table:style-name="ro2">
          <table:table-cell office:value-type="string">
            <text:p>ELE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OPE_HR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271186440678">
            <text:p>0.2711864407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DESOLV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BFKV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table:number-columns-repeated="11"/>
        </table:table-row>
        <table:table-row table:style-name="ro2">
          <table:table-cell office:value-type="string">
            <text:p>VDW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DCOMPLEX</text:p>
          </table:table-cell>
          <table:table-cell office:value-type="float" office:value="0.416666666667">
            <text:p>0.4166666667</text:p>
          </table:table-cell>
          <table:table-cell office:value-type="float" office:value="0.267857142857">
            <text:p>0.2678571429</text:p>
          </table:table-cell>
          <table:table-cell office:value-type="float" office:value="0.28813559322">
            <text:p>0.2881355932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PYDOCK_TOT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table:number-columns-repeated="3" office:value-type="float" office:value="0.625">
            <text:p>0.625</text:p>
          </table:table-cell>
          <table:table-cell/>
          <table:table-cell office:value-type="string">
            <text:p>CP_RMFCA</text:p>
          </table:table-cell>
          <table:table-cell office:value-type="float" office:value="0.333333333333">
            <text:p>0.3333333333</text:p>
          </table:table-cell>
          <table:table-cell office:value-type="float" office:value="0.357142857143">
            <text:p>0.3571428571</text:p>
          </table:table-cell>
          <table:table-cell office:value-type="float" office:value="0.28813559322">
            <text:p>0.2881355932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ODA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T2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8813559322">
            <text:p>0.2881355932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>
          <table:table-cell office:value-type="string">
            <text:p>PROPNSTS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CP_TSC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305084745763">
            <text:p>0.3050847458</text:p>
          </table:table-cell>
          <table:table-cell office:value-type="float" office:value="0.153846153846">
            <text:p>0.1538461538</text:p>
          </table:table-cell>
          <table:table-cell table:number-columns-repeated="11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PISA</text:p>
          </table:table-cell>
          <table:table-cell office:value-type="float" office:value="0.583333333333">
            <text:p>0.5833333333</text:p>
          </table:table-cell>
          <table:table-cell office:value-type="float" office:value="0.428571428571">
            <text:p>0.4285714286</text:p>
          </table:table-cell>
          <table:table-cell office:value-type="float" office:value="0.305084745763">
            <text:p>0.3050847458</text:p>
          </table:table-cell>
          <table:table-cell office:value-type="float" office:value="0.192307692308">
            <text:p>0.1923076923</text:p>
          </table:table-cell>
          <table:table-cell table:number-columns-repeated="11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SDOCK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AP_GOAP_DF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calRW</text:p>
          </table:table-cell>
          <table:table-cell office:value-type="float" office:value="0.5">
            <text:p>0.5</text:p>
          </table:table-cell>
          <table:table-cell office:value-type="float" office:value="0.392857142857">
            <text:p>0.3928571429</text:p>
          </table:table-cell>
          <table:table-cell office:value-type="float" office:value="0.322033898305">
            <text:p>0.3220338983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3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625">
            <text:p>0.625</text:p>
          </table:table-cell>
          <table:table-cell/>
          <table:table-cell office:value-type="string">
            <text:p>AP_calRWp</text:p>
          </table:table-cell>
          <table:table-cell office:value-type="float" office:value="0.416666666667">
            <text:p>0.4166666667</text:p>
          </table:table-cell>
          <table:table-cell office:value-type="float" office:value="0.357142857143">
            <text:p>0.3571428571</text:p>
          </table:table-cell>
          <table:table-cell office:value-type="float" office:value="0.338983050847">
            <text:p>0.3389830508</text:p>
          </table:table-cell>
          <table:table-cell office:value-type="float" office:value="0.0384615384615">
            <text:p>0.0384615385</text:p>
          </table:table-cell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714285714286">
            <text:p>0.0714285714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160714285714">
            <text:p>0.1607142857</text:p>
          </table:table-cell>
          <table:table-cell office:value-type="float" office:value="0.285714285714">
            <text:p>0.2857142857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714285714286">
            <text:p>0.0714285714</text:p>
          </table:table-cell>
          <table:table-cell office:value-type="float" office:value="0.160714285714">
            <text:p>0.1607142857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60714285714">
            <text:p>0.1607142857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96428571429">
            <text:p>0.1964285714</text:p>
          </table:table-cell>
          <table:table-cell office:value-type="float" office:value="0.392857142857">
            <text:p>0.39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232142857143">
            <text:p>0.2321428571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892857142857">
            <text:p>0.0892857143</text:p>
          </table:table-cell>
          <table:table-cell office:value-type="float" office:value="0.339285714286">
            <text:p>0.339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107142857143">
            <text:p>0.1071428571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892857142857">
            <text:p>0.0892857143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232142857143">
            <text:p>0.2321428571</text:p>
          </table:table-cell>
          <table:table-cell office:value-type="float" office:value="0.321428571429">
            <text:p>0.3214285714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535714285714">
            <text:p>0.0535714286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160714285714">
            <text:p>0.1607142857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535714285714">
            <text:p>0.0535714286</text:p>
          </table:table-cell>
          <table:table-cell office:value-type="float" office:value="0.0892857142857">
            <text:p>0.0892857143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892857142857">
            <text:p>0.0892857143</text:p>
          </table:table-cell>
          <table:table-cell office:value-type="float" office:value="0.303571428571">
            <text:p>0.3035714286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160714285714">
            <text:p>0.1607142857</text:p>
          </table:table-cell>
          <table:table-cell office:value-type="float" office:value="0.303571428571">
            <text:p>0.3035714286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160714285714">
            <text:p>0.1607142857</text:p>
          </table:table-cell>
          <table:table-cell office:value-type="float" office:value="0.357142857143">
            <text:p>0.3571428571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714285714286">
            <text:p>0.0714285714</text:p>
          </table:table-cell>
          <table:table-cell office:value-type="float" office:value="0.196428571429">
            <text:p>0.1964285714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232142857143">
            <text:p>0.2321428571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78571428571">
            <text:p>0.1785714286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42857142857">
            <text:p>0.1428571429</text:p>
          </table:table-cell>
          <table:table-cell office:value-type="float" office:value="0.339285714286">
            <text:p>0.3392857143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232142857143">
            <text:p>0.2321428571</text:p>
          </table:table-cell>
          <table:table-cell office:value-type="float" office:value="0.428571428571">
            <text:p>0.4285714286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42857142857">
            <text:p>0.1428571429</text:p>
          </table:table-cell>
          <table:table-cell office:value-type="float" office:value="0.303571428571">
            <text:p>0.3035714286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892857142857">
            <text:p>0.0892857143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535714285714">
            <text:p>0.0535714286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78571428571">
            <text:p>0.1785714286</text:p>
          </table:table-cell>
          <table:table-cell office:value-type="float" office:value="0.339285714286">
            <text:p>0.3392857143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571428571429">
            <text:p>0.5714285714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18644067797">
            <text:p>0.1186440678</text:p>
          </table:table-cell>
          <table:table-cell office:value-type="float" office:value="0.28813559322">
            <text:p>0.2881355932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101694915254">
            <text:p>0.1016949153</text:p>
          </table:table-cell>
          <table:table-cell office:value-type="float" office:value="0.254237288136">
            <text:p>0.2542372881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118644067797">
            <text:p>0.1186440678</text:p>
          </table:table-cell>
          <table:table-cell office:value-type="float" office:value="0.271186440678">
            <text:p>0.2711864407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118644067797">
            <text:p>0.1186440678</text:p>
          </table:table-cell>
          <table:table-cell office:value-type="float" office:value="0.220338983051">
            <text:p>0.2203389831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18644067797">
            <text:p>0.1186440678</text:p>
          </table:table-cell>
          <table:table-cell office:value-type="float" office:value="0.254237288136">
            <text:p>0.2542372881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338983050847">
            <text:p>0.0338983051</text:p>
          </table:table-cell>
          <table:table-cell office:value-type="float" office:value="0.220338983051">
            <text:p>0.2203389831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101694915254">
            <text:p>0.1016949153</text:p>
          </table:table-cell>
          <table:table-cell office:value-type="float" office:value="0.186440677966">
            <text:p>0.186440678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118644067797">
            <text:p>0.1186440678</text:p>
          </table:table-cell>
          <table:table-cell office:value-type="float" office:value="0.152542372881">
            <text:p>0.1525423729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118644067797">
            <text:p>0.1186440678</text:p>
          </table:table-cell>
          <table:table-cell office:value-type="float" office:value="0.254237288136">
            <text:p>0.2542372881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135593220339">
            <text:p>0.1355932203</text:p>
          </table:table-cell>
          <table:table-cell office:value-type="float" office:value="0.152542372881">
            <text:p>0.1525423729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118644067797">
            <text:p>0.1186440678</text:p>
          </table:table-cell>
          <table:table-cell office:value-type="float" office:value="0.169491525424">
            <text:p>0.1694915254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152542372881">
            <text:p>0.1525423729</text:p>
          </table:table-cell>
          <table:table-cell office:value-type="float" office:value="0.254237288136">
            <text:p>0.2542372881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18644067797">
            <text:p>0.1186440678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677966101695">
            <text:p>0.0677966102</text:p>
          </table:table-cell>
          <table:table-cell office:value-type="float" office:value="0.203389830508">
            <text:p>0.2033898305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35593220339">
            <text:p>0.1355932203</text:p>
          </table:table-cell>
          <table:table-cell office:value-type="float" office:value="0.237288135593">
            <text:p>0.2372881356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35593220339">
            <text:p>0.1355932203</text:p>
          </table:table-cell>
          <table:table-cell office:value-type="float" office:value="0.28813559322">
            <text:p>0.2881355932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52542372881">
            <text:p>0.1525423729</text:p>
          </table:table-cell>
          <table:table-cell office:value-type="float" office:value="0.237288135593">
            <text:p>0.2372881356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35593220339">
            <text:p>0.1355932203</text:p>
          </table:table-cell>
          <table:table-cell office:value-type="float" office:value="0.254237288136">
            <text:p>0.2542372881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135593220339">
            <text:p>0.1355932203</text:p>
          </table:table-cell>
          <table:table-cell office:value-type="float" office:value="0.254237288136">
            <text:p>0.2542372881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35593220339">
            <text:p>0.1355932203</text:p>
          </table:table-cell>
          <table:table-cell office:value-type="float" office:value="0.28813559322">
            <text:p>0.2881355932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508474576271">
            <text:p>0.0508474576</text:p>
          </table:table-cell>
          <table:table-cell office:value-type="float" office:value="0.237288135593">
            <text:p>0.2372881356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35593220339">
            <text:p>0.1355932203</text:p>
          </table:table-cell>
          <table:table-cell office:value-type="float" office:value="0.305084745763">
            <text:p>0.3050847458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118644067797">
            <text:p>0.1186440678</text:p>
          </table:table-cell>
          <table:table-cell office:value-type="float" office:value="0.254237288136">
            <text:p>0.2542372881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135593220339">
            <text:p>0.1355932203</text:p>
          </table:table-cell>
          <table:table-cell office:value-type="float" office:value="0.28813559322">
            <text:p>0.2881355932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118644067797">
            <text:p>0.1186440678</text:p>
          </table:table-cell>
          <table:table-cell office:value-type="float" office:value="0.220338983051">
            <text:p>0.2203389831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101694915254">
            <text:p>0.1016949153</text:p>
          </table:table-cell>
          <table:table-cell office:value-type="float" office:value="0.271186440678">
            <text:p>0.2711864407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118644067797">
            <text:p>0.1186440678</text:p>
          </table:table-cell>
          <table:table-cell office:value-type="float" office:value="0.186440677966">
            <text:p>0.186440678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220338983051">
            <text:p>0.220338983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508474576271">
            <text:p>0.0508474576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0677966101695">
            <text:p>0.0677966102</text:p>
          </table:table-cell>
          <table:table-cell office:value-type="float" office:value="0.135593220339">
            <text:p>0.1355932203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101694915254">
            <text:p>0.1016949153</text:p>
          </table:table-cell>
          <table:table-cell office:value-type="float" office:value="0.118644067797">
            <text:p>0.1186440678</text:p>
          </table:table-cell>
          <table:table-cell office:value-type="float" office:value="0.28813559322">
            <text:p>0.2881355932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508474576271">
            <text:p>0.0508474576</text:p>
          </table:table-cell>
          <table:table-cell office:value-type="float" office:value="0.101694915254">
            <text:p>0.1016949153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118644067797">
            <text:p>0.1186440678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847457627119">
            <text:p>0.0847457627</text:p>
          </table:table-cell>
          <table:table-cell office:value-type="float" office:value="0.152542372881">
            <text:p>0.1525423729</text:p>
          </table:table-cell>
          <table:table-cell office:value-type="float" office:value="0.28813559322">
            <text:p>0.2881355932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118644067797">
            <text:p>0.1186440678</text:p>
          </table:table-cell>
          <table:table-cell office:value-type="float" office:value="0.169491525424">
            <text:p>0.1694915254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677966101695">
            <text:p>0.0677966102</text:p>
          </table:table-cell>
          <table:table-cell office:value-type="float" office:value="0.118644067797">
            <text:p>0.1186440678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847457627119">
            <text:p>0.0847457627</text:p>
          </table:table-cell>
          <table:table-cell office:value-type="float" office:value="0.220338983051">
            <text:p>0.2203389831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69491525424">
            <text:p>0.1694915254</text:p>
          </table:table-cell>
          <table:table-cell office:value-type="float" office:value="0.203389830508">
            <text:p>0.2033898305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677966101695">
            <text:p>0.0677966102</text:p>
          </table:table-cell>
          <table:table-cell office:value-type="float" office:value="0.135593220339">
            <text:p>0.1355932203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677966101695">
            <text:p>0.0677966102</text:p>
          </table:table-cell>
          <table:table-cell office:value-type="float" office:value="0.322033898305">
            <text:p>0.3220338983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152542372881">
            <text:p>0.1525423729</text:p>
          </table:table-cell>
          <table:table-cell office:value-type="float" office:value="0.338983050847">
            <text:p>0.3389830508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86440677966">
            <text:p>0.186440678</text:p>
          </table:table-cell>
          <table:table-cell office:value-type="float" office:value="0.305084745763">
            <text:p>0.3050847458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18644067797">
            <text:p>0.1186440678</text:p>
          </table:table-cell>
          <table:table-cell office:value-type="float" office:value="0.305084745763">
            <text:p>0.3050847458</text:p>
          </table:table-cell>
          <table:table-cell table:number-columns-repeated="3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18644067797">
            <text:p>0.1186440678</text:p>
          </table:table-cell>
          <table:table-cell office:value-type="float" office:value="0.220338983051">
            <text:p>0.2203389831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28813559322">
            <text:p>0.2881355932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01694915254">
            <text:p>0.1016949153</text:p>
          </table:table-cell>
          <table:table-cell office:value-type="float" office:value="0.186440677966">
            <text:p>0.186440678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18644067797">
            <text:p>0.1186440678</text:p>
          </table:table-cell>
          <table:table-cell office:value-type="float" office:value="0.135593220339">
            <text:p>0.1355932203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.0169491525424">
            <text:p>0.0169491525</text:p>
          </table:table-cell>
          <table:table-cell office:value-type="float" office:value="0.135593220339">
            <text:p>0.1355932203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677966101695">
            <text:p>0.0677966102</text:p>
          </table:table-cell>
          <table:table-cell office:value-type="float" office:value="0.118644067797">
            <text:p>0.1186440678</text:p>
          </table:table-cell>
          <table:table-cell office:value-type="float" office:value="0.271186440678">
            <text:p>0.2711864407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35593220339">
            <text:p>0.1355932203</text:p>
          </table:table-cell>
          <table:table-cell office:value-type="float" office:value="0.254237288136">
            <text:p>0.2542372881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table:number-columns-repeated="2" office:value-type="float" office:value="0.508474576271">
            <text:p>0.5084745763</text:p>
          </table:table-cell>
          <table:table-cell table:number-columns-repeated="17"/>
        </table:table-row>
        <table:table-row table:style-name="ro2" table:number-rows-repeated="5">
          <table:table-cell table:number-columns-repeated="23"/>
        </table:table-row>
        <table:table-row table:style-name="ro3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461538461538">
            <text:p>0.461538461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909090909091">
            <text:p>0.0909090909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4">
          <table:table-cell office:value-type="string">
            <text:p>AP_calRW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4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SIPPER</text:p>
          </table:table-cell>
          <table:table-cell office:value-type="float" office:value="0.107142857143">
            <text:p>0.107142857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BL</text:p>
          </table:table-cell>
          <table:table-cell office:value-type="float" office:value="0.0731707317073">
            <text:p>0.0731707317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PROPNSTS</text:p>
          </table:table-cell>
          <table:table-cell office:value-type="float" office:value="0.0714285714286">
            <text:p>0.0714285714</text:p>
          </table:table-cell>
          <table:table-cell office:value-type="float" office:value="0.0243902439024">
            <text:p>0.0243902439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BT</text:p>
          </table:table-cell>
          <table:table-cell office:value-type="float" office:value="0.146341463415">
            <text:p>0.1463414634</text:p>
          </table:table-cell>
          <table:table-cell office:value-type="float" office:value="0.243902439024">
            <text:p>0.243902439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GKS</text:p>
          </table:table-cell>
          <table:table-cell office:value-type="float" office:value="0.146341463415">
            <text:p>0.1463414634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WENG</text:p>
          </table:table-cell>
          <table:table-cell office:value-type="float" office:value="0.142857142857">
            <text:p>0.1428571429</text:p>
          </table:table-cell>
          <table:table-cell office:value-type="float" office:value="0.0487804878049">
            <text:p>0.0487804878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CP_HLPL</text:p>
          </table:table-cell>
          <table:table-cell office:value-type="float" office:value="0.146341463415">
            <text:p>0.1463414634</text:p>
          </table:table-cell>
          <table:table-cell office:value-type="float" office:value="0.219512195122">
            <text:p>0.2195121951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SKOa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MJPL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ARS</text:p>
          </table:table-cell>
          <table:table-cell office:value-type="float" office:value="0.321428571429">
            <text:p>0.3214285714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MJ3h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PAIR_CB</text:p>
          </table:table-cell>
          <table:table-cell office:value-type="float" office:value="0.142857142857">
            <text:p>0.1428571429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CP_MJ2h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3DC_CB</text:p>
          </table:table-cell>
          <table:table-cell office:value-type="float" office:value="0.107142857143">
            <text:p>0.1071428571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2">
          <table:table-cell office:value-type="string">
            <text:p>CP_MJ1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3DC_CB</text:p>
          </table:table-cell>
          <table:table-cell office:value-type="float" office:value="0.25">
            <text:p>0.25</text:p>
          </table:table-cell>
          <table:table-cell office:value-type="float" office:value="0.0731707317073">
            <text:p>0.0731707317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MJ2</text:p>
          </table:table-cell>
          <table:table-cell office:value-type="float" office:value="0.121951219512">
            <text:p>0.1219512195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LOCAL_MIN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MSBM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DESOLV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MS</text:p>
          </table:table-cell>
          <table:table-cell office:value-type="float" office:value="0.146341463415">
            <text:p>0.1463414634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SBM</text:p>
          </table:table-cell>
          <table:table-cell office:value-type="float" office:value="0.321428571429">
            <text:p>0.3214285714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3">
          <table:table-cell office:value-type="string">
            <text:p>CP_Qa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SJKG</text:p>
          </table:table-cell>
          <table:table-cell office:value-type="float" office:value="0.214285714286">
            <text:p>0.2142857143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CP_Qm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LOCAL_CB</text:p>
          </table:table-cell>
          <table:table-cell office:value-type="float" office:value="0.142857142857">
            <text:p>0.1428571429</text:p>
          </table:table-cell>
          <table:table-cell office:value-type="float" office:value="0.0975609756098">
            <text:p>0.0975609756</text:p>
          </table:table-cell>
          <table:table-cell office:value-type="float" office:value="0.3">
            <text:p>0.3</text:p>
          </table:table-cell>
          <table:table-cell table:number-columns-repeated="12"/>
        </table:table-row>
        <table:table-row table:style-name="ro3">
          <table:table-cell office:value-type="string">
            <text:p>CP_Qp</text:p>
          </table:table-cell>
          <table:table-cell office:value-type="float" office:value="0.146341463415">
            <text:p>0.1463414634</text:p>
          </table:table-cell>
          <table:table-cell office:value-type="float" office:value="0.219512195122">
            <text:p>0.2195121951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PAIR_CB</text:p>
          </table:table-cell>
          <table:table-cell office:value-type="float" office:value="0.321428571429">
            <text:p>0.3214285714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CP_RO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LOCAL_CB</text:p>
          </table:table-cell>
          <table:table-cell office:value-type="float" office:value="0.285714285714">
            <text:p>0.2857142857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170731707317">
            <text:p>0.1707317073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3D_CB</text:p>
          </table:table-cell>
          <table:table-cell office:value-type="float" office:value="0.285714285714">
            <text:p>0.2857142857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CP_SKOa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BL</text:p>
          </table:table-cell>
          <table:table-cell office:value-type="float" office:value="0.392857142857">
            <text:p>0.3928571429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CP_SJKG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Qa</text:p>
          </table:table-cell>
          <table:table-cell office:value-type="float" office:value="0.285714285714">
            <text:p>0.2857142857</text:p>
          </table:table-cell>
          <table:table-cell office:value-type="float" office:value="0.121951219512">
            <text:p>0.1219512195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3">
          <table:table-cell office:value-type="string">
            <text:p>CP_TD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El</text:p>
          </table:table-cell>
          <table:table-cell office:value-type="float" office:value="0.285714285714">
            <text:p>0.2857142857</text:p>
          </table:table-cell>
          <table:table-cell office:value-type="float" office:value="0.121951219512">
            <text:p>0.1219512195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3">
          <table:table-cell office:value-type="string">
            <text:p>CP_TEl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Es</text:p>
          </table:table-cell>
          <table:table-cell office:value-type="float" office:value="0.25">
            <text:p>0.25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CP_TEs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OPE_HR</text:p>
          </table:table-cell>
          <table:table-cell office:value-type="float" office:value="0.428571428571">
            <text:p>0.4285714286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TS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3DC_MIN</text:p>
          </table:table-cell>
          <table:table-cell office:value-type="float" office:value="0.142857142857">
            <text:p>0.1428571429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VD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LOCAL_MIN</text:p>
          </table:table-cell>
          <table:table-cell office:value-type="float" office:value="0.25">
            <text:p>0.25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SKOIP</text:p>
          </table:table-cell>
          <table:table-cell office:value-type="float" office:value="0.146341463415">
            <text:p>0.1463414634</text:p>
          </table:table-cell>
          <table:table-cell office:value-type="float" office:value="0.19512195122">
            <text:p>0.1951219512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J3h</text:p>
          </table:table-cell>
          <table:table-cell office:value-type="float" office:value="0.392857142857">
            <text:p>0.3928571429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DCOMPLEX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J2</text:p>
          </table:table-cell>
          <table:table-cell office:value-type="float" office:value="0.357142857143">
            <text:p>0.3571428571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3">
          <table:table-cell office:value-type="string">
            <text:p>AP_dDFIRE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Qm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AP_DFIRE2</text:p>
          </table:table-cell>
          <table:table-cell office:value-type="float" office:value="0.121951219512">
            <text:p>0.1219512195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OPE</text:p>
          </table:table-cell>
          <table:table-cell office:value-type="float" office:value="0.392857142857">
            <text:p>0.3928571429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RMFCEN1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URS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RMFCEN2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MPS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RMFCA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S3DC_CB</text:p>
          </table:table-cell>
          <table:table-cell office:value-type="float" office:value="0.25">
            <text:p>0.25</text:p>
          </table:table-cell>
          <table:table-cell office:value-type="float" office:value="0.146341463415">
            <text:p>0.1463414634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TB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PAIR_MIN</text:p>
          </table:table-cell>
          <table:table-cell office:value-type="float" office:value="0.142857142857">
            <text:p>0.1428571429</text:p>
          </table:table-cell>
          <table:table-cell office:value-type="float" office:value="0.146341463415">
            <text:p>0.1463414634</text:p>
          </table:table-cell>
          <table:table-cell office:value-type="float" office:value="0.05">
            <text:p>0.05</text:p>
          </table:table-cell>
          <table:table-cell table:number-columns-repeated="12"/>
        </table:table-row>
        <table:table-row table:style-name="ro2">
          <table:table-cell office:value-type="string">
            <text:p>CP_TSC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VDW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T1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ODA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T2</text:p>
          </table:table-cell>
          <table:table-cell office:value-type="float" office:value="0.121951219512">
            <text:p>0.1219512195</text:p>
          </table:table-cell>
          <table:table-cell office:value-type="float" office:value="0.19512195122">
            <text:p>0.1951219512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GOAP_ALL</text:p>
          </table:table-cell>
          <table:table-cell office:value-type="float" office:value="0.0357142857143">
            <text:p>0.0357142857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GKS</text:p>
          </table:table-cell>
          <table:table-cell office:value-type="float" office:value="0.392857142857">
            <text:p>0.3928571429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DOPE_HR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JPL</text:p>
          </table:table-cell>
          <table:table-cell office:value-type="float" office:value="0.321428571429">
            <text:p>0.3214285714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DARS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J1</text:p>
          </table:table-cell>
          <table:table-cell office:value-type="float" office:value="0.285714285714">
            <text:p>0.2857142857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3">
          <table:table-cell office:value-type="string">
            <text:p>AP_URS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SKOb</text:p>
          </table:table-cell>
          <table:table-cell office:value-type="float" office:value="0.321428571429">
            <text:p>0.3214285714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AP_MPS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VD</text:p>
          </table:table-cell>
          <table:table-cell office:value-type="float" office:value="0.285714285714">
            <text:p>0.2857142857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AP_WENG</text:p>
          </table:table-cell>
          <table:table-cell office:value-type="float" office:value="0.0243902439024">
            <text:p>0.0243902439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B</text:p>
          </table:table-cell>
          <table:table-cell office:value-type="float" office:value="0.5">
            <text:p>0.5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DECK</text:p>
          </table:table-cell>
          <table:table-cell office:value-type="float" office:value="0.121951219512">
            <text:p>0.1219512195</text:p>
          </table:table-cell>
          <table:table-cell office:value-type="float" office:value="0.170731707317">
            <text:p>0.1707317073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DECK</text:p>
          </table:table-cell>
          <table:table-cell office:value-type="float" office:value="0.428571428571">
            <text:p>0.4285714286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.0731707317073">
            <text:p>0.0731707317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J2h</text:p>
          </table:table-cell>
          <table:table-cell office:value-type="float" office:value="0.464285714286">
            <text:p>0.4642857143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MS</text:p>
          </table:table-cell>
          <table:table-cell office:value-type="float" office:value="0.357142857143">
            <text:p>0.3571428571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S3DC_CB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RO</text:p>
          </table:table-cell>
          <table:table-cell office:value-type="float" office:value="0.25">
            <text:p>0.25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3DC_CB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D</text:p>
          </table:table-cell>
          <table:table-cell office:value-type="float" office:value="0.464285714286">
            <text:p>0.4642857143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S</text:p>
          </table:table-cell>
          <table:table-cell office:value-type="float" office:value="0.464285714286">
            <text:p>0.4642857143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ELOCAL_CB</text:p>
          </table:table-cell>
          <table:table-cell office:value-type="float" office:value="0.0731707317073">
            <text:p>0.0731707317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SKOIP</text:p>
          </table:table-cell>
          <table:table-cell office:value-type="float" office:value="0.357142857143">
            <text:p>0.3571428571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ES3DC_CB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COMPLEX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E3DC_CB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FIRE2</text:p>
          </table:table-cell>
          <table:table-cell office:value-type="float" office:value="0.428571428571">
            <text:p>0.4285714286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E3D_CB</text:p>
          </table:table-cell>
          <table:table-cell office:value-type="float" office:value="0.0731707317073">
            <text:p>0.0731707317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RMFCEN1</text:p>
          </table:table-cell>
          <table:table-cell office:value-type="float" office:value="0.464285714286">
            <text:p>0.4642857143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2"/>
        </table:table-row>
        <table:table-row table:style-name="ro2">
          <table:table-cell office:value-type="string">
            <text:p>CP_ZPAIR_MIN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S3DC_MIN</text:p>
          </table:table-cell>
          <table:table-cell office:value-type="float" office:value="0.142857142857">
            <text:p>0.1428571429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2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3DC_MIN</text:p>
          </table:table-cell>
          <table:table-cell office:value-type="float" office:value="0.285714285714">
            <text:p>0.2857142857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2">
          <table:table-cell office:value-type="string">
            <text:p>CP_ZS3DC_MIN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3D_MIN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2"/>
        </table:table-row>
        <table:table-row table:style-name="ro4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T1</text:p>
          </table:table-cell>
          <table:table-cell office:value-type="float" office:value="0.428571428571">
            <text:p>0.4285714286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/>
          <table:table-cell/>
          <table:table-cell office:value-type="string">
            <text:p>strong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 table:number-columns-repeated="2"/>
          <table:table-cell/>
          <table:table-cell office:value-type="string">
            <text:p>strong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/>
        </table:table-row>
        <table:table-row table:style-name="ro4">
          <table:table-cell office:value-type="string">
            <text:p>CP_EPAIR_MIN</text:p>
          </table:table-cell>
          <table:table-cell office:value-type="float" office:value="0.121951219512">
            <text:p>0.1219512195</text:p>
          </table:table-cell>
          <table:table-cell office:value-type="float" office:value="0.219512195122">
            <text:p>0.2195121951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T2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P_Qp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CP_BFKV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</table:table-row>
        <table:table-row table:style-name="ro2">
          <table:table-cell office:value-type="string">
            <text:p>CP_ELOCAL_MIN</text:p>
          </table:table-cell>
          <table:table-cell office:value-type="float" office:value="0.0731707317073">
            <text:p>0.0731707317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BFKV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SDOCK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CP_RMFCEN2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2">
          <table:table-cell office:value-type="string">
            <text:p>CP_ES3DC_MIN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RMFCEN2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CP_HLPL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CP_RMFCA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3">
            <text:p>0.3</text:p>
          </table:table-cell>
          <table:table-cell/>
        </table:table-row>
        <table:table-row table:style-name="ro2">
          <table:table-cell office:value-type="string">
            <text:p>CP_E3DC_MIN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RMFCA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CP_TSC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CP_ES3DC_CB</text:p>
          </table:table-cell>
          <table:table-cell office:value-type="float" office:value="0.25">
            <text:p>0.2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CP_E3D_MIN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S3DC_CB</text:p>
          </table:table-cell>
          <table:table-cell office:value-type="float" office:value="0.25">
            <text:p>0.2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AP_T1</text:p>
          </table:table-cell>
          <table:table-cell office:value-type="float" office:value="0.428571428571">
            <text:p>0.4285714286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string">
            <text:p>CP_EPAIR_MIN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</table:table-row>
        <table:table-row table:style-name="ro4">
          <table:table-cell office:value-type="string">
            <text:p>AP_calRW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EPAIR_MIN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AP_T2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string">
            <text:p>AP_calRWp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AP_calRWp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calRWp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AP_PISA</text:p>
          </table:table-cell>
          <table:table-cell office:value-type="float" office:value="0.607142857143">
            <text:p>0.6071428571</text:p>
          </table:table-cell>
          <table:table-cell office:value-type="float" office:value="0.219512195122">
            <text:p>0.2195121951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string">
            <text:p>AP_PISA</text:p>
          </table:table-cell>
          <table:table-cell office:value-type="float" office:value="0.607142857143">
            <text:p>0.6071428571</text:p>
          </table:table-cell>
          <table:table-cell office:value-type="float" office:value="0.219512195122">
            <text:p>0.2195121951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2">
          <table:table-cell office:value-type="string">
            <text:p>AP_PISA</text:p>
          </table:table-cell>
          <table:table-cell office:value-type="float" office:value="0.146341463415">
            <text:p>0.1463414634</text:p>
          </table:table-cell>
          <table:table-cell office:value-type="float" office:value="0.219512195122">
            <text:p>0.2195121951</text:p>
          </table:table-cell>
          <table:table-cell table:number-columns-repeated="3" office:value-type="float" office:value="0.390243902439">
            <text:p>0.3902439024</text:p>
          </table:table-cell>
          <table:table-cell/>
          <table:table-cell office:value-type="string">
            <text:p>AP_PISA</text:p>
          </table:table-cell>
          <table:table-cell office:value-type="float" office:value="0.607142857143">
            <text:p>0.6071428571</text:p>
          </table:table-cell>
          <table:table-cell office:value-type="float" office:value="0.219512195122">
            <text:p>0.2195121951</text:p>
          </table:table-cell>
          <table:table-cell office:value-type="float" office:value="0.35">
            <text:p>0.35</text:p>
          </table:table-cell>
          <table:table-cell/>
          <table:table-cell office:value-type="string">
            <text:p>PYDOCK_TOT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SDOCK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2">
          <table:table-cell office:value-type="string">
            <text:p>SDOCK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table:number-columns-repeated="3" office:value-type="float" office:value="0.365853658537">
            <text:p>0.3658536585</text:p>
          </table:table-cell>
          <table:table-cell/>
          <table:table-cell office:value-type="string">
            <text:p>SDOCK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AP_GOAP_DF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</table:table-row>
        <table:table-row table:style-name="ro2">
          <table:table-cell office:value-type="string">
            <text:p>ELE</text:p>
          </table:table-cell>
          <table:table-cell office:value-type="float" office:value="0.170731707317">
            <text:p>0.1707317073</text:p>
          </table:table-cell>
          <table:table-cell office:value-type="float" office:value="0.268292682927">
            <text:p>0.2682926829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GOAP_DF</text:p>
          </table:table-cell>
          <table:table-cell office:value-type="float" office:value="0.357142857143">
            <text:p>0.3571428571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7"/>
          <table:table-cell office:value-type="string">
            <text:p>CP_HLPL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4">
          <table:table-cell office:value-type="string">
            <text:p>DESOLV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HLPL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CP_Qp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VDW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Qp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7"/>
          <table:table-cell office:value-type="string">
            <text:p>CP_TSC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PYDOCK_TOT</text:p>
          </table:table-cell>
          <table:table-cell office:value-type="float" office:value="0.146341463415">
            <text:p>0.1463414634</text:p>
          </table:table-cell>
          <table:table-cell office:value-type="float" office:value="0.243902439024">
            <text:p>0.243902439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TSC</text:p>
          </table:table-cell>
          <table:table-cell office:value-type="float" office:value="0.5">
            <text:p>0.5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7"/>
          <table:table-cell office:value-type="string">
            <text:p>CP_BT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ODA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BT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7"/>
          <table:table-cell office:value-type="string">
            <text:p>AP_dDFIRE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/>
        </table:table-row>
        <table:table-row table:style-name="ro4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dDFIRE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 table:number-columns-repeated="7"/>
          <table:table-cell office:value-type="string">
            <text:p>CP_ZS3DC_MIN</text:p>
          </table:table-cell>
          <table:table-cell office:value-type="float" office:value="0.178571428571">
            <text:p>0.1785714286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CP_ZS3DC_MIN</text:p>
          </table:table-cell>
          <table:table-cell office:value-type="float" office:value="0.178571428571">
            <text:p>0.1785714286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7"/>
          <table:table-cell office:value-type="string">
            <text:p>PYDOCK_TOT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2">
          <table:table-cell office:value-type="string">
            <text:p>AP_GOAP_ALL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PYDOCK_TOT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ELE</text:p>
          </table:table-cell>
          <table:table-cell office:value-type="float" office:value="0.392857142857">
            <text:p>0.3928571429</text:p>
          </table:table-cell>
          <table:table-cell office:value-type="float" office:value="0.268292682927">
            <text:p>0.2682926829</text:p>
          </table:table-cell>
          <table:table-cell office:value-type="float" office:value="0.3">
            <text:p>0.3</text:p>
          </table:table-cell>
          <table:table-cell/>
        </table:table-row>
        <table:table-row table:style-name="ro4">
          <table:table-cell office:value-type="string">
            <text:p>AP_GOAP_DF</text:p>
          </table:table-cell>
          <table:table-cell office:value-type="float" office:value="0.121951219512">
            <text:p>0.1219512195</text:p>
          </table:table-cell>
          <table:table-cell office:value-type="float" office:value="0.219512195122">
            <text:p>0.2195121951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ELE</text:p>
          </table:table-cell>
          <table:table-cell office:value-type="float" office:value="0.392857142857">
            <text:p>0.3928571429</text:p>
          </table:table-cell>
          <table:table-cell office:value-type="float" office:value="0.268292682927">
            <text:p>0.2682926829</text:p>
          </table:table-cell>
          <table:table-cell office:value-type="float" office:value="0.3">
            <text:p>0.3</text:p>
          </table:table-cell>
          <table:table-cell table:number-columns-repeated="7"/>
          <table:table-cell office:value-type="string">
            <text:p>AP_calRW</text:p>
          </table:table-cell>
          <table:table-cell office:value-type="float" office:value="0.5">
            <text:p>0.5</text:p>
          </table:table-cell>
          <table:table-cell office:value-type="float" office:value="0.292682926829">
            <text:p>0.2926829268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3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390243902439">
            <text:p>0.3902439024</text:p>
          </table:table-cell>
          <table:table-cell/>
          <table:table-cell office:value-type="string">
            <text:p>AP_calRW</text:p>
          </table:table-cell>
          <table:table-cell office:value-type="float" office:value="0.5">
            <text:p>0.5</text:p>
          </table:table-cell>
          <table:table-cell office:value-type="float" office:value="0.292682926829">
            <text:p>0.2926829268</text:p>
          </table:table-cell>
          <table:table-cell office:value-type="float" office:value="0.35">
            <text:p>0.35</text:p>
          </table:table-cell>
          <table:table-cell table:number-columns-repeated="12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178571428571">
            <text:p>0.1785714286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107142857143">
            <text:p>0.1071428571</text:p>
          </table:table-cell>
          <table:table-cell office:value-type="float" office:value="0.5">
            <text:p>0.5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5">
            <text:p>0.5</text:p>
          </table:table-cell>
          <table:table-cell office:value-type="float" office:value="0.607142857143">
            <text:p>0.6071428571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75">
            <text:p>0.75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5">
            <text:p>0.1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45">
            <text:p>0.45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0983606557377">
            <text:p>0.0983606557</text:p>
          </table:table-cell>
          <table:table-cell office:value-type="float" office:value="0.213114754098">
            <text:p>0.2131147541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0655737704918">
            <text:p>0.0655737705</text:p>
          </table:table-cell>
          <table:table-cell office:value-type="float" office:value="0.147540983607">
            <text:p>0.1475409836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114754098361">
            <text:p>0.1147540984</text:p>
          </table:table-cell>
          <table:table-cell office:value-type="float" office:value="0.245901639344">
            <text:p>0.2459016393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114754098361">
            <text:p>0.1147540984</text:p>
          </table:table-cell>
          <table:table-cell office:value-type="float" office:value="0.16393442623">
            <text:p>0.1639344262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114754098361">
            <text:p>0.1147540984</text:p>
          </table:table-cell>
          <table:table-cell office:value-type="float" office:value="0.196721311475">
            <text:p>0.1967213115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0819672131148">
            <text:p>0.0819672131</text:p>
          </table:table-cell>
          <table:table-cell office:value-type="float" office:value="0.16393442623">
            <text:p>0.1639344262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114754098361">
            <text:p>0.1147540984</text:p>
          </table:table-cell>
          <table:table-cell office:value-type="float" office:value="0.180327868852">
            <text:p>0.1803278689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114754098361">
            <text:p>0.1147540984</text:p>
          </table:table-cell>
          <table:table-cell office:value-type="float" office:value="0.229508196721">
            <text:p>0.2295081967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327868852459">
            <text:p>0.0327868852</text:p>
          </table:table-cell>
          <table:table-cell office:value-type="float" office:value="0.180327868852">
            <text:p>0.1803278689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655737704918">
            <text:p>0.0655737705</text:p>
          </table:table-cell>
          <table:table-cell office:value-type="float" office:value="0.114754098361">
            <text:p>0.1147540984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819672131148">
            <text:p>0.0819672131</text:p>
          </table:table-cell>
          <table:table-cell office:value-type="float" office:value="0.16393442623">
            <text:p>0.1639344262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14754098361">
            <text:p>0.1147540984</text:p>
          </table:table-cell>
          <table:table-cell office:value-type="float" office:value="0.196721311475">
            <text:p>0.1967213115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0655737704918">
            <text:p>0.0655737705</text:p>
          </table:table-cell>
          <table:table-cell office:value-type="float" office:value="0.229508196721">
            <text:p>0.2295081967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0983606557377">
            <text:p>0.0983606557</text:p>
          </table:table-cell>
          <table:table-cell office:value-type="float" office:value="0.16393442623">
            <text:p>0.1639344262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0983606557377">
            <text:p>0.0983606557</text:p>
          </table:table-cell>
          <table:table-cell office:value-type="float" office:value="0.229508196721">
            <text:p>0.2295081967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327868852459">
            <text:p>0.0327868852</text:p>
          </table:table-cell>
          <table:table-cell office:value-type="float" office:value="0.196721311475">
            <text:p>0.1967213115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114754098361">
            <text:p>0.1147540984</text:p>
          </table:table-cell>
          <table:table-cell office:value-type="float" office:value="0.196721311475">
            <text:p>0.1967213115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491803278689">
            <text:p>0.0491803279</text:p>
          </table:table-cell>
          <table:table-cell office:value-type="float" office:value="0.0983606557377">
            <text:p>0.0983606557</text:p>
          </table:table-cell>
          <table:table-cell office:value-type="float" office:value="0.262295081967">
            <text:p>0.26229508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0491803278689">
            <text:p>0.0491803279</text:p>
          </table:table-cell>
          <table:table-cell office:value-type="float" office:value="0.0819672131148">
            <text:p>0.0819672131</text:p>
          </table:table-cell>
          <table:table-cell office:value-type="float" office:value="0.16393442623">
            <text:p>0.163934426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131147540984">
            <text:p>0.131147541</text:p>
          </table:table-cell>
          <table:table-cell office:value-type="float" office:value="0.180327868852">
            <text:p>0.1803278689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262295081967">
            <text:p>0.26229508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0819672131148">
            <text:p>0.0819672131</text:p>
          </table:table-cell>
          <table:table-cell office:value-type="float" office:value="0.229508196721">
            <text:p>0.2295081967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0655737704918">
            <text:p>0.0655737705</text:p>
          </table:table-cell>
          <table:table-cell office:value-type="float" office:value="0.114754098361">
            <text:p>0.1147540984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819672131148">
            <text:p>0.0819672131</text:p>
          </table:table-cell>
          <table:table-cell office:value-type="float" office:value="0.245901639344">
            <text:p>0.2459016393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213114754098">
            <text:p>0.213114754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0983606557377">
            <text:p>0.0983606557</text:p>
          </table:table-cell>
          <table:table-cell office:value-type="float" office:value="0.213114754098">
            <text:p>0.2131147541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0983606557377">
            <text:p>0.0983606557</text:p>
          </table:table-cell>
          <table:table-cell office:value-type="float" office:value="0.311475409836">
            <text:p>0.3114754098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0655737704918">
            <text:p>0.0655737705</text:p>
          </table:table-cell>
          <table:table-cell office:value-type="float" office:value="0.229508196721">
            <text:p>0.2295081967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114754098361">
            <text:p>0.1147540984</text:p>
          </table:table-cell>
          <table:table-cell office:value-type="float" office:value="0.262295081967">
            <text:p>0.262295082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0983606557377">
            <text:p>0.0983606557</text:p>
          </table:table-cell>
          <table:table-cell office:value-type="float" office:value="0.196721311475">
            <text:p>0.1967213115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393442622951">
            <text:p>0.393442623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31147540984">
            <text:p>0.131147541</text:p>
          </table:table-cell>
          <table:table-cell office:value-type="float" office:value="0.27868852459">
            <text:p>0.2786885246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14754098361">
            <text:p>0.1147540984</text:p>
          </table:table-cell>
          <table:table-cell office:value-type="float" office:value="0.213114754098">
            <text:p>0.2131147541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491803278689">
            <text:p>0.0491803279</text:p>
          </table:table-cell>
          <table:table-cell office:value-type="float" office:value="0.147540983607">
            <text:p>0.1475409836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180327868852">
            <text:p>0.1803278689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196721311475">
            <text:p>0.196721311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14754098361">
            <text:p>0.1147540984</text:p>
          </table:table-cell>
          <table:table-cell office:value-type="float" office:value="0.213114754098">
            <text:p>0.2131147541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213114754098">
            <text:p>0.2131147541</text:p>
          </table:table-cell>
          <table:table-cell table:number-columns-repeated="2" office:value-type="float" office:value="0.409836065574">
            <text:p>0.4098360656</text:p>
          </table:table-cell>
          <table:table-cell table:number-columns-repeated="17"/>
        </table:table-row>
        <table:table-row table:style-name="ro2" table:number-rows-repeated="5">
          <table:table-cell table:number-columns-repeated="23"/>
        </table:table-row>
        <table:table-row table:style-name="ro3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57894736842">
            <text:p>0.1578947368</text:p>
          </table:table-cell>
          <table:table-cell table:number-columns-repeated="2"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BL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2">
          <table:table-cell office:value-type="string">
            <text:p>CP_BT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3">
          <table:table-cell office:value-type="string">
            <text:p>CP_GKS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TEs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HLP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S3DC_CB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MJP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PAIR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MJ3h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3DC_MIN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2">
          <table:table-cell office:value-type="string">
            <text:p>CP_MJ2h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DESOLV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MJ1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GOAP_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SKOb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3">
          <table:table-cell office:value-type="string">
            <text:p>CP_MSBM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SKOa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MS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SJK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CP_Qa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VD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CP_Qm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AR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3">
          <table:table-cell office:value-type="string">
            <text:p>CP_Qp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3" office:value-type="float" office:value="0.473684210526">
            <text:p>0.4736842105</text:p>
          </table:table-cell>
          <table:table-cell/>
          <table:table-cell office:value-type="string">
            <text:p>AP_WEN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2">
          <table:table-cell office:value-type="string">
            <text:p>CP_RO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PAIR_CB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SKOb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LOCAL_CB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CP_SKOa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LOCAL_CB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3D_CB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TD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S3DC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3">
          <table:table-cell office:value-type="string">
            <text:p>CP_TEl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S3DC_MIN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3">
          <table:table-cell office:value-type="string">
            <text:p>CP_TE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SIPPER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1"/>
        </table:table-row>
        <table:table-row table:style-name="ro2">
          <table:table-cell office:value-type="string">
            <text:p>CP_TS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MP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VD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DECK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SKOIP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PAIR_CB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DCOMPLEX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3DC_CB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ZLOCAL_MIN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DFIRE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LOCAL_MIN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RMFCEN1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3D_MIN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CP_RMFCEN2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VDW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RMFCA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ODA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TB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table:number-columns-repeated="3" office:value-type="float" office:value="0.473684210526">
            <text:p>0.4736842105</text:p>
          </table:table-cell>
          <table:table-cell/>
          <table:table-cell office:value-type="string">
            <text:p>PROPNST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0625">
            <text:p>0.0625</text:p>
          </table:table-cell>
          <table:table-cell table:number-columns-repeated="11"/>
        </table:table-row>
        <table:table-row table:style-name="ro2">
          <table:table-cell office:value-type="string">
            <text:p>CP_TSC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GOAP_DF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AP_T1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BL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T2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BT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DOPE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J2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AP_DOPE_HR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SBM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DAR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S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3">
          <table:table-cell office:value-type="string">
            <text:p>AP_URS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Qa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AP_MP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Qm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RO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1875">
            <text:p>0.1875</text:p>
          </table:table-cell>
          <table:table-cell table:number-columns-repeated="11"/>
        </table:table-row>
        <table:table-row table:style-name="ro3">
          <table:table-cell office:value-type="string">
            <text:p>CP_DECK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TEl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CP_ZPAIR_CB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COMPLEX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3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DFIRE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473684210526">
            <text:p>0.4736842105</text:p>
          </table:table-cell>
          <table:table-cell/>
          <table:table-cell office:value-type="string">
            <text:p>CP_TB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OPE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CP_EPAIR_CB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URS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CP_ELOCAL_CB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table:number-columns-repeated="3" office:value-type="float" office:value="0.473684210526">
            <text:p>0.4736842105</text:p>
          </table:table-cell>
          <table:table-cell/>
          <table:table-cell office:value-type="string">
            <text:p>CP_EPAIR_MIN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E3DC_MIN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PYDOCK_TOT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1"/>
        </table:table-row>
        <table:table-row table:style-name="ro2">
          <table:table-cell office:value-type="string">
            <text:p>CP_E3D_CB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T1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GKS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JPL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ZS3DC_MIN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J3h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2">
          <table:table-cell office:value-type="string">
            <text:p>CP_Z3DC_MIN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J2h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>
          <table:table-cell office:value-type="string">
            <text:p>CP_EPAIR_MIN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FIRE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3">
          <table:table-cell office:value-type="string">
            <text:p>CP_ELOCAL_MIN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3" office:value-type="float" office:value="0.473684210526">
            <text:p>0.4736842105</text:p>
          </table:table-cell>
          <table:table-cell/>
          <table:table-cell office:value-type="string">
            <text:p>CP_RMFCEN1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5"/>
        </table:table-row>
        <table:table-row table:style-name="ro3">
          <table:table-cell office:value-type="string">
            <text:p>CP_ES3DC_MIN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RMFCEN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CP_Qp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5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RMFCA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SDOCK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5"/>
        </table:table-row>
        <table:table-row table:style-name="ro2">
          <table:table-cell office:value-type="string">
            <text:p>CP_E3D_MIN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DOPE_HR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625">
            <text:p>0.5625</text:p>
          </table:table-cell>
          <table:table-cell/>
          <table:table-cell office:value-type="string">
            <text:p>CP_HLPL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5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T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CP_TSC</text:p>
          </table:table-cell>
          <table:table-cell office:value-type="float" office:value="0.368421052632">
            <text:p>0.3684210526</text:p>
          </table:table-cell>
          <table:table-cell office:value-type="float" office:value="0.125">
            <text:p>0.125</text:p>
          </table:table-cell>
          <table:table-cell office:value-type="float" office:value="0.642857142857">
            <text:p>0.6428571429</text:p>
          </table:table-cell>
          <table:table-cell office:value-type="float" office:value="0.5625">
            <text:p>0.5625</text:p>
          </table:table-cell>
          <table:table-cell table:number-columns-repeated="5"/>
        </table:table-row>
        <table:table-row table:style-name="ro3">
          <table:table-cell office:value-type="string">
            <text:p>AP_calRWp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PISA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625">
            <text:p>0.625</text:p>
          </table:table-cell>
          <table:table-cell/>
          <table:table-cell office:value-type="string">
            <text:p>AP_T1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5"/>
        </table:table-row>
        <table:table-row table:style-name="ro2">
          <table:table-cell office:value-type="string">
            <text:p>AP_PISA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SDOCK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AP_T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5"/>
        </table:table-row>
        <table:table-row table:style-name="ro2">
          <table:table-cell office:value-type="string">
            <text:p>SDOCK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BFKV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AP_PISA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625">
            <text:p>0.625</text:p>
          </table:table-cell>
          <table:table-cell table:number-columns-repeated="5"/>
        </table:table-row>
        <table:table-row table:style-name="ro2">
          <table:table-cell office:value-type="string">
            <text:p>ELE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MJ1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TD</text:p>
          </table:table-cell>
          <table:table-cell office:value-type="float" office:value="0.315789473684">
            <text:p>0.315789473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VDW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TS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>
          <table:table-cell office:value-type="string">
            <text:p>PYDOCK_TOT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SKOIP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3">
          <table:table-cell office:value-type="string">
            <text:p>ODA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calRW</text:p>
          </table:table-cell>
          <table:table-cell office:value-type="float" office:value="0.263157894737">
            <text:p>0.2631578947</text:p>
          </table:table-cell>
          <table:table-cell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ELE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375">
            <text:p>0.375</text:p>
          </table:table-cell>
          <table:table-cell table:number-columns-repeated="11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HLPL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3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Qp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428571428571">
            <text:p>0.4285714286</text:p>
          </table:table-cell>
          <table:table-cell office:value-type="float" office:value="0.4375">
            <text:p>0.4375</text:p>
          </table:table-cell>
          <table:table-cell table:number-columns-repeated="11"/>
        </table:table-row>
        <table:table-row table:style-name="ro3">
          <table:table-cell office:value-type="string">
            <text:p>AP_GOAP_DF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AP_calRWp</text:p>
          </table:table-cell>
          <table:table-cell office:value-type="float" office:value="0.368421052632">
            <text:p>0.3684210526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11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473684210526">
            <text:p>0.4736842105</text:p>
          </table:table-cell>
          <table:table-cell/>
          <table:table-cell office:value-type="string">
            <text:p>CP_TSC</text:p>
          </table:table-cell>
          <table:table-cell office:value-type="float" office:value="0.368421052632">
            <text:p>0.3684210526</text:p>
          </table:table-cell>
          <table:table-cell office:value-type="float" office:value="0.125">
            <text:p>0.125</text:p>
          </table:table-cell>
          <table:table-cell office:value-type="float" office:value="0.642857142857">
            <text:p>0.6428571429</text:p>
          </table:table-cell>
          <table:table-cell office:value-type="float" office:value="0.5625">
            <text:p>0.5625</text:p>
          </table:table-cell>
          <table:table-cell table:number-columns-repeated="11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table:number-columns-repeated="3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table:number-columns-repeated="1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42857142857">
            <text:p>0.1428571429</text:p>
          </table:table-cell>
          <table:table-cell table:number-columns-repeated="2"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142857142857">
            <text:p>0.1428571429</text:p>
          </table:table-cell>
          <table:table-cell table:number-columns-repeated="2"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214285714286">
            <text:p>0.2142857143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3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14285714286">
            <text:p>0.7142857143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CP_BFKV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BL</text:p>
          </table:table-cell>
          <table:table-cell office:value-type="float" office:value="0.25">
            <text:p>0.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BT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GKS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HLPL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JPL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J3h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J2h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J1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J2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SBM</text:p>
          </table:table-cell>
          <table:table-cell office:value-type="float" office:value="0.25">
            <text:p>0.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MS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Qa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Qm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Qp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SKOb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SKOa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SJKG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TD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TEl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CP_TEs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TS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VD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SKOIP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DCOMPLEX</text:p>
          </table:table-cell>
          <table:table-cell office:value-type="float" office:value="0.0625">
            <text:p>0.06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AP_dDFIRE</text:p>
          </table:table-cell>
          <table:table-cell office:value-type="float" office:value="0.25">
            <text:p>0.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DFIRE2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RMFCEN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RMFCEN2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TB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TSC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T1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T2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DOP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DOPE_HR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DARS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WENG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DECK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LOCAL_CB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S3DC_CB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3DC_CB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PAIR_CB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LOCAL_CB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S3DC_CB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3DC_CB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3D_CB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PAIR_MIN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S3DC_MIN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Z3DC_MIN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PAIR_MIN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S3DC_MIN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3DC_MIN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CP_E3D_MIN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AP_calRW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3">
          <table:table-cell office:value-type="string">
            <text:p>AP_calRWp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PISA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SDOCK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ELE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VDW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ODA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GOAP_DF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8125">
            <text:p>0.8125</text:p>
          </table:table-cell>
          <table:table-cell table:number-columns-repeated="17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3">
          <table:table-cell office:value-type="string">
            <text:p>Sender:</text:p>
          </table:table-cell>
          <table:table-cell office:value-type="string">
            <text:p>LSF</text:p>
          </table:table-cell>
          <table:table-cell office:value-type="string">
            <text:p>System</text:p>
          </table:table-cell>
          <table:table-cell office:value-type="string">
            <text:p>&lt;perf@s11r1b32&gt;</text:p>
          </table:table-cell>
          <table:table-cell table:number-columns-repeated="19"/>
        </table:table-row>
        <table:table-row table:style-name="ro3">
          <table:table-cell office:value-type="string">
            <text:p>Subject:</text:p>
          </table:table-cell>
          <table:table-cell office:value-type="string">
            <text:p>Job</text:p>
          </table:table-cell>
          <table:table-cell table:style-name="ce1" office:value-type="string">
            <text:p>233628:</text:p>
          </table:table-cell>
          <table:table-cell office:value-type="string">
            <text:p>&lt;EJE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</text:p>
          </table:table-cell>
          <table:table-cell office:value-type="string">
            <text:p>Done</text:p>
          </table:table-cell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Job</text:p>
          </table:table-cell>
          <table:table-cell office:value-type="string">
            <text:p>&lt;EJE&gt;</text:p>
          </table:table-cell>
          <table:table-cell office:value-type="string">
            <text:p>was</text:p>
          </table:table-cell>
          <table:table-cell office:value-type="string">
            <text:p>submitted</text:p>
          </table:table-cell>
          <table:table-cell office:value-type="string">
            <text:p>from</text:p>
          </table:table-cell>
          <table:table-cell office:value-type="string">
            <text:p>host</text:p>
          </table:table-cell>
          <table:table-cell office:value-type="string">
            <text:p>&lt;login1&gt;</text:p>
          </table:table-cell>
          <table:table-cell office:value-type="string">
            <text:p>by</text:p>
          </table:table-cell>
          <table:table-cell office:value-type="string">
            <text:p>user</text:p>
          </table:table-cell>
          <table:table-cell office:value-type="string">
            <text:p>&lt;bsc54563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.</text:p>
          </table:table-cell>
          <table:table-cell table:number-columns-repeated="10"/>
        </table:table-row>
        <table:table-row table:style-name="ro3">
          <table:table-cell office:value-type="string">
            <text:p>Job</text:p>
          </table:table-cell>
          <table:table-cell office:value-type="string">
            <text:p>was</text:p>
          </table:table-cell>
          <table:table-cell office:value-type="string">
            <text:p>executed</text:p>
          </table:table-cell>
          <table:table-cell office:value-type="string">
            <text:p>on</text:p>
          </table:table-cell>
          <table:table-cell office:value-type="string">
            <text:p>host(s)</text:p>
          </table:table-cell>
          <table:table-cell office:value-type="string">
            <text:p>&lt;s11r1b32&gt;,</text:p>
          </table:table-cell>
          <table:table-cell office:value-type="string">
            <text:p>in</text:p>
          </table:table-cell>
          <table:table-cell office:value-type="string">
            <text:p>queue</text:p>
          </table:table-cell>
          <table:table-cell office:value-type="string">
            <text:p>&lt;debug&gt;,</text:p>
          </table:table-cell>
          <table:table-cell office:value-type="string">
            <text:p>as</text:p>
          </table:table-cell>
          <table:table-cell office:value-type="string">
            <text:p>user</text:p>
          </table:table-cell>
          <table:table-cell office:value-type="string">
            <text:p>&lt;bsc54563&gt;</text:p>
          </table:table-cell>
          <table:table-cell office:value-type="string">
            <text:p>in</text:p>
          </table:table-cell>
          <table:table-cell office:value-type="string">
            <text:p>cluster</text:p>
          </table:table-cell>
          <table:table-cell office:value-type="string">
            <text:p>&lt;mn3&gt;.</text:p>
          </table:table-cell>
          <table:table-cell table:number-columns-repeated="8"/>
        </table:table-row>
        <table:table-row table:style-name="ro3">
          <table:table-cell office:value-type="string">
            <text:p>&lt;/home/bsc54/bsc54563&gt;</text:p>
          </table:table-cell>
          <table:table-cell office:value-type="string">
            <text:p>was</text:p>
          </table:table-cell>
          <table:table-cell office:value-type="string">
            <text:p>used</text:p>
          </table:table-cell>
          <table:table-cell office:value-type="string">
            <text:p>as</text:p>
          </table:table-cell>
          <table:table-cell office:value-type="string">
            <text:p>the</text:p>
          </table:table-cell>
          <table:table-cell office:value-type="string">
            <text:p>home</text:p>
          </table:table-cell>
          <table:table-cell office:value-type="string">
            <text:p>directory.</text:p>
          </table:table-cell>
          <table:table-cell table:number-columns-repeated="16"/>
        </table:table-row>
        <table:table-row table:style-name="ro3">
          <table:table-cell office:value-type="string">
            <text:p>&lt;/home/bsc54/bsc54563&gt;</text:p>
          </table:table-cell>
          <table:table-cell office:value-type="string">
            <text:p>was</text:p>
          </table:table-cell>
          <table:table-cell office:value-type="string">
            <text:p>used</text:p>
          </table:table-cell>
          <table:table-cell office:value-type="string">
            <text:p>as</text:p>
          </table:table-cell>
          <table:table-cell office:value-type="string">
            <text:p>the</text:p>
          </table:table-cell>
          <table:table-cell office:value-type="string">
            <text:p>working</text:p>
          </table:table-cell>
          <table:table-cell office:value-type="string">
            <text:p>directory.</text:p>
          </table:table-cell>
          <table:table-cell table:number-columns-repeated="16"/>
        </table:table-row>
        <table:table-row table:style-name="ro3">
          <table:table-cell office:value-type="string">
            <text:p>Started</text:p>
          </table:table-cell>
          <table:table-cell office:value-type="string">
            <text:p>at</text:p>
          </table:table-cell>
          <table:table-cell office:value-type="string">
            <text:p>Thu</text:p>
          </table:table-cell>
          <table:table-cell office:value-type="string">
            <text:p>Sep</text:p>
          </table:table-cell>
          <table:table-cell/>
          <table:table-cell office:value-type="float" office:value="4">
            <text:p>4</text:p>
          </table:table-cell>
          <table:table-cell table:style-name="ce1" office:value-type="string">
            <text:p>16:13:22</text:p>
          </table:table-cell>
          <table:table-cell office:value-type="float" office:value="2014">
            <text:p>2014</text:p>
          </table:table-cell>
          <table:table-cell table:number-columns-repeated="15"/>
        </table:table-row>
        <table:table-row table:style-name="ro3">
          <table:table-cell office:value-type="string">
            <text:p>Results</text:p>
          </table:table-cell>
          <table:table-cell office:value-type="string">
            <text:p>reported</text:p>
          </table:table-cell>
          <table:table-cell office:value-type="string">
            <text:p>on</text:p>
          </table:table-cell>
          <table:table-cell office:value-type="string">
            <text:p>Thu</text:p>
          </table:table-cell>
          <table:table-cell office:value-type="string">
            <text:p>Sep</text:p>
          </table:table-cell>
          <table:table-cell/>
          <table:table-cell office:value-type="float" office:value="4">
            <text:p>4</text:p>
          </table:table-cell>
          <table:table-cell table:style-name="ce1" office:value-type="string">
            <text:p>16:23:44</text:p>
          </table:table-cell>
          <table:table-cell office:value-type="float" office:value="2014">
            <text:p>2014</text:p>
          </table:table-cell>
          <table:table-cell table:number-columns-repeated="14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Your</text:p>
          </table:table-cell>
          <table:table-cell office:value-type="string">
            <text:p>job</text:p>
          </table:table-cell>
          <table:table-cell office:value-type="string">
            <text:p>looked</text:p>
          </table:table-cell>
          <table:table-cell office:value-type="string">
            <text:p>like: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3">
          <table:table-cell office:value-type="string">
            <text:p>#</text:p>
          </table:table-cell>
          <table:table-cell office:value-type="string">
            <text:p>LSBATCH:</text:p>
          </table:table-cell>
          <table:table-cell office:value-type="string">
            <text:p>User</text:p>
          </table:table-cell>
          <table:table-cell office:value-type="string">
            <text:p>input</text:p>
          </table:table-cell>
          <table:table-cell table:number-columns-repeated="19"/>
        </table:table-row>
        <table:table-row table:style-name="ro3">
          <table:table-cell office:value-type="string">
            <text:p>#BSUB</text:p>
          </table:table-cell>
          <table:table-cell office:value-type="string">
            <text:p>-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o</text:p>
          </table:table-cell>
          <table:table-cell office:value-type="string">
            <text:p>ejecutar_%J.out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e</text:p>
          </table:table-cell>
          <table:table-cell office:value-type="string">
            <text:p>ejecutar_%J.err</text:p>
          </table:table-cell>
          <table:table-cell table:number-columns-repeated="20"/>
        </table:table-row>
        <table:table-row table:style-name="ro2">
          <table:table-cell office:value-type="string">
            <text:p>#BSUB</text:p>
          </table:table-cell>
          <table:table-cell office:value-type="string">
            <text:p>-J</text:p>
          </table:table-cell>
          <table:table-cell office:value-type="string">
            <text:p>EJE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R"span[ptile=2]"</text:p>
          </table:table-cell>
          <table:table-cell table:number-columns-repeated="21"/>
        </table:table-row>
        <table:table-row table:style-name="ro2">
          <table:table-cell office:value-type="string">
            <text:p>#BSUB</text:p>
          </table:table-cell>
          <table:table-cell office:value-type="string">
            <text:p>-W</text:p>
          </table:table-cell>
          <table:table-cell table:style-name="ce1" office:value-type="string">
            <text:p>01:00</text:p>
          </table:table-cell>
          <table:table-cell table:number-columns-repeated="20"/>
        </table:table-row>
        <table:table-row table:style-name="ro3">
          <table:table-cell office:value-type="string">
            <text:p>#BSUB</text:p>
          </table:table-cell>
          <table:table-cell office:value-type="string">
            <text:p>-q</text:p>
          </table:table-cell>
          <table:table-cell office:value-type="string">
            <text:p>debug</text:p>
          </table:table-cell>
          <table:table-cell table:number-columns-repeated="20"/>
        </table:table-row>
        <table:table-row table:style-name="ro3">
          <table:table-cell office:value-type="string">
            <text:p>#python</text:p>
          </table:table-cell>
          <table:table-cell office:value-type="string">
            <text:p>ejecutar_get_them.py;</text:p>
          </table:table-cell>
          <table:table-cell table:number-columns-repeated="21"/>
        </table:table-row>
        <table:table-row table:style-name="ro3">
          <table:table-cell office:value-type="string">
            <text:p>python</text:p>
          </table:table-cell>
          <table:table-cell office:value-type="string">
            <text:p>ejecutar_get_them.py</text:p>
          </table:table-cell>
          <table:table-cell office:value-type="string">
            <text:p>PDB.LIST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------------------------------------------------------------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Successfully</text:p>
          </table:table-cell>
          <table:table-cell office:value-type="string">
            <text:p>completed.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Resource</text:p>
          </table:table-cell>
          <table:table-cell office:value-type="string">
            <text:p>usage</text:p>
          </table:table-cell>
          <table:table-cell office:value-type="string">
            <text:p>summary: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3">
          <table:table-cell table:number-columns-repeated="4"/>
          <table:table-cell office:value-type="string">
            <text:p>CPU</text:p>
          </table:table-cell>
          <table:table-cell office:value-type="string">
            <text:p>time</text:p>
          </table:table-cell>
          <table:table-cell office:value-type="string">
            <text:p>:</text:p>
          </table:table-cell>
          <table:table-cell table:number-columns-repeated="14"/>
          <table:table-cell office:value-type="float" office:value="35.59">
            <text:p>35.59</text:p>
          </table:table-cell>
          <table:table-cell office:value-type="string">
            <text:p>sec.</text:p>
          </table:table-cell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12"/>
          <table:table-cell office:value-type="float" office:value="35">
            <text:p>35</text:p>
          </table:table-cell>
          <table:table-cell office:value-type="string">
            <text:p>MB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Average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8"/>
          <table:table-cell office:value-type="float" office:value="30.57">
            <text:p>30.57</text:p>
          </table:table-cell>
          <table:table-cell office:value-type="string">
            <text:p>MB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Total</text:p>
          </table:table-cell>
          <table:table-cell office:value-type="string">
            <text:p>Requested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office:value-type="float" office:value="1812">
            <text:p>1812</text:p>
          </table:table-cell>
          <table:table-cell office:value-type="string">
            <text:p>MB</text:p>
          </table:table-cell>
          <table:table-cell table:number-columns-repeated="13"/>
        </table:table-row>
        <table:table-row table:style-name="ro3">
          <table:table-cell table:number-columns-repeated="4"/>
          <table:table-cell office:value-type="string">
            <text:p>Delta</text:p>
          </table:table-cell>
          <table:table-cell office:value-type="string">
            <text:p>Memory</text:p>
          </table:table-cell>
          <table:table-cell office:value-type="string">
            <text:p>:</text:p>
          </table:table-cell>
          <table:table-cell table:number-columns-repeated="10"/>
          <table:table-cell office:value-type="float" office:value="1777">
            <text:p>1777</text:p>
          </table:table-cell>
          <table:table-cell office:value-type="string">
            <text:p>MB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(Delta:</text:p>
          </table:table-cell>
          <table:table-cell office:value-type="string">
            <text:p>the</text:p>
          </table:table-cell>
          <table:table-cell office:value-type="string">
            <text:p>difference</text:p>
          </table:table-cell>
          <table:table-cell office:value-type="string">
            <text:p>between</text:p>
          </table:table-cell>
          <table:table-cell office:value-type="string">
            <text:p>Total</text:p>
          </table:table-cell>
          <table:table-cell office:value-type="string">
            <text:p>Requested</text:p>
          </table:table-cell>
          <table:table-cell office:value-type="string">
            <text:p>Memory</text:p>
          </table:table-cell>
          <table:table-cell office:value-type="string">
            <text:p>and</text:p>
          </table:table-cell>
          <table:table-cell office:value-type="string">
            <text:p>Max</text:p>
          </table:table-cell>
          <table:table-cell office:value-type="string">
            <text:p>Memory.)</text:p>
          </table:table-cell>
          <table:table-cell table:number-columns-repeated="9"/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Processes</text:p>
          </table:table-cell>
          <table:table-cell office:value-type="string">
            <text:p>: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Max</text:p>
          </table:table-cell>
          <table:table-cell office:value-type="string">
            <text:p>Threads</text:p>
          </table:table-cell>
          <table:table-cell office:value-type="string">
            <text:p>:</text:p>
          </table:table-cell>
          <table:table-cell table:number-columns-repeated="11"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The</text:p>
          </table:table-cell>
          <table:table-cell office:value-type="string">
            <text:p>output</text:p>
          </table:table-cell>
          <table:table-cell office:value-type="string">
            <text:p>(if</text:p>
          </table:table-cell>
          <table:table-cell office:value-type="string">
            <text:p>any)</text:p>
          </table:table-cell>
          <table:table-cell office:value-type="string">
            <text:p>is</text:p>
          </table:table-cell>
          <table:table-cell office:value-type="string">
            <text:p>above</text:p>
          </table:table-cell>
          <table:table-cell office:value-type="string">
            <text:p>this</text:p>
          </table:table-cell>
          <table:table-cell office:value-type="string">
            <text:p>job</text:p>
          </table:table-cell>
          <table:table-cell office:value-type="string">
            <text:p>summary.</text:p>
          </table:table-cell>
          <table:table-cell table:number-columns-repeated="14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office:value-type="string">
            <text:p>PS: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3">
          <table:table-cell office:value-type="string">
            <text:p>Read</text:p>
          </table:table-cell>
          <table:table-cell office:value-type="string">
            <text:p>file</text:p>
          </table:table-cell>
          <table:table-cell office:value-type="string">
            <text:p>&lt;ejecutar_233628.err&gt;</text:p>
          </table:table-cell>
          <table:table-cell office:value-type="string">
            <text:p>for</text:p>
          </table:table-cell>
          <table:table-cell office:value-type="string">
            <text:p>stderr</text:p>
          </table:table-cell>
          <table:table-cell office:value-type="string">
            <text:p>output</text:p>
          </table:table-cell>
          <table:table-cell office:value-type="string">
            <text:p>of</text:p>
          </table:table-cell>
          <table:table-cell office:value-type="string">
            <text:p>this</text:p>
          </table:table-cell>
          <table:table-cell office:value-type="string">
            <text:p>job.</text:p>
          </table:table-cell>
          <table:table-cell table:number-columns-repeated="14"/>
        </table:table-row>
        <table:table-row table:style-name="ro2" table:number-rows-repeated="1047422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Hoja1.H796:Hoja1.L86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17:48:22</dc:date>
    <meta:generator>LibreOffice/3.5$Linux_x86 LibreOffice_project/350m1$Build-2</meta:generator>
    <meta:editing-duration>PT3H36M23S</meta:editing-duration>
    <meta:editing-cycles>9</meta:editing-cycles>
    <dc:creator>Protein Group</dc:creator>
    <meta:document-statistic meta:table-count="1" meta:cell-count="81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9cm" svg:height="8.98cm" xlink:href=".." xlink:type="simple" chart:class="chart:bar" chart:style-name="ch1">
        <chart:title svg:x="7.143cm" svg:y="0.315cm" chart:style-name="ch2">
          <text:p>Succes rate -SDOCK </text:p>
        </chart:title>
        <chart:subtitle svg:x="0.684cm" svg:y="0.911cm" chart:style-name="ch3">
          <text:p>BM4 - filter : Sdock top 500</text:p>
        </chart:subtitle>
        <chart:legend svg:x="13.536cm" svg:y="0.969cm" style:legend-expansion="custom" chartooo:width="5.097cm" chartooo:height="0.596cm" style:legend-expansion-aspect-ratio="8.55201342281879" chart:style-name="ch4"/>
        <chart:plot-area chart:style-name="ch5" table:cell-range-address="Hoja1.L57:Hoja1.O64 Hoja1.M56:Hoja1.O56" chart:data-source-has-labels="both" svg:x="0.852cm" svg:y="1.754cm" svg:width="17.335cm" svg:height="7.005cm">
          <chartooo:coordinate-region svg:x="1.579cm" svg:y="1.954cm" svg:width="16.472cm" svg:height="6.158cm"/>
          <chart:axis chart:dimension="x" chart:name="primary-x" chart:style-name="ch6" chartooo:axis-type="auto">
            <chartooo:date-scale/>
            <chart:categories table:cell-range-address="Hoja1.L57:Hoja1.L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M57:Hoja1.M64" chart:label-cell-address="Hoja1.M56:Hoja1.M56" chart:class="chart:bar">
            <chart:data-point chart:repeated="8"/>
          </chart:series>
          <chart:series chart:style-name="ch10" chart:values-cell-range-address="Hoja1.N57:Hoja1.N64" chart:label-cell-address="Hoja1.N56:Hoja1.N56" chart:class="chart:bar">
            <chart:data-point chart:repeated="8"/>
          </chart:series>
          <chart:series chart:style-name="ch11" chart:values-cell-range-address="Hoja1.O57:Hoja1.O64" chart:label-cell-address="Hoja1.O56:Hoja1.O5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M56:Hoja1.M56</svg:desc>
                </draw:g>
              </table:table-cell>
              <table:table-cell office:value-type="string">
                <text:p>Top10</text:p>
                <draw:g>
                  <svg:desc>Hoja1.N56:Hoja1.N56</svg:desc>
                </draw:g>
              </table:table-cell>
              <table:table-cell office:value-type="string">
                <text:p>Top100</text:p>
                <draw:g>
                  <svg:desc>Hoja1.O56:Hoja1.O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L57:Hoja1.L64</svg:desc>
                </draw:g>
              </table:table-cell>
              <table:table-cell office:value-type="float" office:value="0.125">
                <text:p>0.125</text:p>
                <draw:g>
                  <svg:desc>Hoja1.M57:Hoja1.M64</svg:desc>
                </draw:g>
              </table:table-cell>
              <table:table-cell office:value-type="float" office:value="0.289772727273">
                <text:p>0.289772727273</text:p>
                <draw:g>
                  <svg:desc>Hoja1.N57:Hoja1.N64</svg:desc>
                </draw:g>
              </table:table-cell>
              <table:table-cell office:value-type="float" office:value="0.477272727273">
                <text:p>0.477272727273</text:p>
                <draw:g>
                  <svg:desc>Hoja1.O57:Hoja1.O64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82954545455">
                <text:p>0.48295454545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136363636364">
                <text:p>0.136363636364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60227272727">
                <text:p>0.4602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36363636364">
                <text:p>0.136363636364</text:p>
              </table:table-cell>
              <table:table-cell office:value-type="float" office:value="0.289772727273">
                <text:p>0.289772727273</text:p>
              </table:table-cell>
              <table:table-cell office:value-type="float" office:value="0.477272727273">
                <text:p>0.477272727273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119318181818">
                <text:p>0.119318181818</text:p>
              </table:table-cell>
              <table:table-cell office:value-type="float" office:value="0.267045454545">
                <text:p>0.267045454545</text:p>
              </table:table-cell>
              <table:table-cell office:value-type="float" office:value="0.443181818182">
                <text:p>0.4431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147727272727">
                <text:p>0.147727272727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09090909091">
                <text:p>0.409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04545454545">
                <text:p>0.204545454545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465909090909">
                <text:p>0.465909090909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86363636364">
                <text:p>0.38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3cm" svg:height="9.012cm" xlink:href=".." xlink:type="simple" chart:class="chart:bar" chart:style-name="ch1">
        <chart:title svg:x="7.329cm" svg:y="0.003cm" chart:style-name="ch2">
          <text:p>Succes rate - SDOCK</text:p>
        </chart:title>
        <chart:subtitle svg:x="0.53cm" svg:y="1.058cm" chart:style-name="ch3">
          <text:p>BM4 Flexibility - filter : Sdock top500</text:p>
        </chart:subtitle>
        <chart:legend svg:x="14.77cm" svg:y="0.85cm" style:legend-expansion="custom" chartooo:width="4.552cm" chartooo:height="0.942cm" style:legend-expansion-aspect-ratio="4.83227176220807" chart:style-name="ch4"/>
        <chart:plot-area chart:style-name="ch5" table:cell-range-address="Hoja1.N133:Hoja1.R141" chart:data-source-has-labels="both" svg:x="0.454cm" svg:y="1.634cm" svg:width="18.715cm" svg:height="7.184cm">
          <chartooo:coordinate-region svg:x="1.181cm" svg:y="1.833cm" svg:width="17.944cm" svg:height="6.338cm"/>
          <chart:axis chart:dimension="x" chart:name="primary-x" chart:style-name="ch6" chartooo:axis-type="auto">
            <chartooo:date-scale/>
            <chart:categories table:cell-range-address="Hoja1.N134:Hoja1.N1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134:Hoja1.O141" chart:label-cell-address="Hoja1.O133:Hoja1.O133" chart:class="chart:bar">
            <chart:data-point chart:repeated="8"/>
          </chart:series>
          <chart:series chart:style-name="ch10" chart:values-cell-range-address="Hoja1.P134:Hoja1.P141" chart:label-cell-address="Hoja1.P133:Hoja1.P133" chart:class="chart:bar">
            <chart:data-point chart:repeated="8"/>
          </chart:series>
          <chart:series chart:style-name="ch11" chart:values-cell-range-address="Hoja1.Q134:Hoja1.Q141" chart:label-cell-address="Hoja1.Q133:Hoja1.Q133" chart:class="chart:bar">
            <chart:data-point chart:repeated="8"/>
          </chart:series>
          <chart:series chart:style-name="ch12" chart:values-cell-range-address="Hoja1.R134:Hoja1.R141" chart:label-cell-address="Hoja1.R133:Hoja1.R13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O133:Hoja1.O133</svg:desc>
                </draw:g>
              </table:table-cell>
              <table:table-cell office:value-type="string">
                <text:p>f2</text:p>
                <draw:g>
                  <svg:desc>Hoja1.P133:Hoja1.P133</svg:desc>
                </draw:g>
              </table:table-cell>
              <table:table-cell office:value-type="string">
                <text:p>f3</text:p>
                <draw:g>
                  <svg:desc>Hoja1.Q133:Hoja1.Q133</svg:desc>
                </draw:g>
              </table:table-cell>
              <table:table-cell office:value-type="string">
                <text:p>f4</text:p>
                <draw:g>
                  <svg:desc>Hoja1.R133:Hoja1.R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N134:Hoja1.N141</svg:desc>
                </draw:g>
              </table:table-cell>
              <table:table-cell office:value-type="float" office:value="0.541666666667">
                <text:p>0.541666666667</text:p>
                <draw:g>
                  <svg:desc>Hoja1.O134:Hoja1.O141</svg:desc>
                </draw:g>
              </table:table-cell>
              <table:table-cell office:value-type="float" office:value="0.357142857143">
                <text:p>0.357142857143</text:p>
                <draw:g>
                  <svg:desc>Hoja1.P134:Hoja1.P141</svg:desc>
                </draw:g>
              </table:table-cell>
              <table:table-cell office:value-type="float" office:value="0.254237288136">
                <text:p>0.254237288136</text:p>
                <draw:g>
                  <svg:desc>Hoja1.Q134:Hoja1.Q141</svg:desc>
                </draw:g>
              </table:table-cell>
              <table:table-cell office:value-type="float" office:value="0.0384615384615">
                <text:p>0.0384615384615</text:p>
                <draw:g>
                  <svg:desc>Hoja1.R134:Hoja1.R141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220338983051">
                <text:p>0.22033898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153846153846">
                <text:p>0.15384615384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254237288136">
                <text:p>0.254237288136</text:p>
              </table:table-cell>
              <table:table-cell office:value-type="float" office:value="0.0384615384615">
                <text:p>0.038461538461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375">
                <text:p>0.375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0384615384615">
                <text:p>0.038461538461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192307692308">
                <text:p>0.192307692308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0384615384615">
                <text:p>0.0384615384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Succes rate Top 10 - SDOCK</text:p>
        </chart:title>
        <chart:subtitle svg:x="0.273cm" svg:y="1.044cm" chart:style-name="ch3">
          <text:p>Energy benchmark -filter : sdock top 500</text:p>
        </chart:subtitle>
        <chart:legend svg:x="10.166cm" svg:y="1.07cm" style:legend-expansion="custom" chartooo:width="5.832cm" chartooo:height="0.598cm" style:legend-expansion-aspect-ratio="9.75250836120401" chart:style-name="ch4"/>
        <chart:plot-area chart:style-name="ch5" table:cell-range-address="Hoja1.N852:Hoja1.R859" chart:data-source-has-labels="both" svg:x="0.335cm" svg:y="1.821cm" svg:width="15.208cm" svg:height="6.731cm">
          <chartooo:coordinate-region svg:x="1.062cm" svg:y="2.021cm" svg:width="14.481cm" svg:height="5.884cm"/>
          <chart:axis chart:dimension="x" chart:name="primary-x" chart:style-name="ch6" chartooo:axis-type="auto">
            <chartooo:date-scale/>
            <chart:categories table:cell-range-address="Hoja1.N853:Hoja1.N8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853:Hoja1.O859" chart:label-cell-address="Hoja1.O852:Hoja1.O852" chart:class="chart:bar">
            <chart:data-point chart:repeated="7"/>
          </chart:series>
          <chart:series chart:style-name="ch10" chart:values-cell-range-address="Hoja1.P853:Hoja1.P859" chart:label-cell-address="Hoja1.P852:Hoja1.P852" chart:class="chart:bar">
            <chart:data-point chart:repeated="7"/>
          </chart:series>
          <chart:series chart:style-name="ch11" chart:values-cell-range-address="Hoja1.Q853:Hoja1.Q859" chart:label-cell-address="Hoja1.Q852:Hoja1.Q852" chart:class="chart:bar">
            <chart:data-point chart:repeated="7"/>
          </chart:series>
          <chart:series chart:style-name="ch12" chart:values-cell-range-address="Hoja1.R853:Hoja1.R859" chart:label-cell-address="Hoja1.R852:Hoja1.R85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O852:Hoja1.O852</svg:desc>
                </draw:g>
              </table:table-cell>
              <table:table-cell office:value-type="string">
                <text:p>dS(-)</text:p>
                <draw:g>
                  <svg:desc>Hoja1.P852:Hoja1.P852</svg:desc>
                </draw:g>
              </table:table-cell>
              <table:table-cell office:value-type="string">
                <text:p>dS(+)</text:p>
                <draw:g>
                  <svg:desc>Hoja1.Q852:Hoja1.Q852</svg:desc>
                </draw:g>
              </table:table-cell>
              <table:table-cell office:value-type="string">
                <text:p>Koff(low)</text:p>
                <draw:g>
                  <svg:desc>Hoja1.R852:Hoja1.R8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N853:Hoja1.N859</svg:desc>
                </draw:g>
              </table:table-cell>
              <table:table-cell office:value-type="float" office:value="0.263157894737">
                <text:p>0.263157894737</text:p>
                <draw:g>
                  <svg:desc>Hoja1.O853:Hoja1.O859</svg:desc>
                </draw:g>
              </table:table-cell>
              <table:table-cell office:value-type="float" office:value="0.125">
                <text:p>0.125</text:p>
                <draw:g>
                  <svg:desc>Hoja1.P853:Hoja1.P859</svg:desc>
                </draw:g>
              </table:table-cell>
              <table:table-cell office:value-type="float" office:value="0.428571428571">
                <text:p>0.428571428571</text:p>
                <draw:g>
                  <svg:desc>Hoja1.Q853:Hoja1.Q859</svg:desc>
                </draw:g>
              </table:table-cell>
              <table:table-cell office:value-type="float" office:value="0.4375">
                <text:p>0.4375</text:p>
                <draw:g>
                  <svg:desc>Hoja1.R853:Hoja1.R859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125">
                <text:p>0.125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68421052632">
                <text:p>0.368421052632</text:p>
              </table:table-cell>
              <table:table-cell office:value-type="float" office:value="0.125">
                <text:p>0.125</text:p>
              </table:table-cell>
              <table:table-cell office:value-type="float" office:value="0.642857142857">
                <text:p>0.64285714285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315789473684">
                <text:p>0.315789473684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18cm" svg:height="8.98cm" xlink:href=".." xlink:type="simple" chart:class="chart:bar" chart:style-name="ch1">
        <chart:title svg:x="8.878cm" svg:y="0.315cm" chart:style-name="ch2">
          <text:p>Succes rate Top 10 </text:p>
        </chart:title>
        <chart:subtitle svg:x="0.371cm" svg:y="1.078cm" chart:style-name="ch3">
          <text:p>Affinity benchmark - filter : Sdock top500</text:p>
        </chart:subtitle>
        <chart:legend svg:x="12.131cm" svg:y="1.118cm" style:legend-expansion="custom" chartooo:width="9.342cm" chartooo:height="0.596cm" style:legend-expansion-aspect-ratio="15.6744966442953" chart:style-name="ch4"/>
        <chart:plot-area chart:style-name="ch5" table:cell-range-address="Hoja1.M532:Hoja1.P540" chart:data-source-has-labels="both" svg:x="0.638cm" svg:y="1.786cm" svg:width="20.612cm" svg:height="6.837cm">
          <chartooo:coordinate-region svg:x="1.365cm" svg:y="1.985cm" svg:width="19.885cm" svg:height="5.991cm"/>
          <chart:axis chart:dimension="x" chart:name="primary-x" chart:style-name="ch6" chartooo:axis-type="auto">
            <chartooo:date-scale/>
            <chart:categories table:cell-range-address="Hoja1.M533:Hoja1.M5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533:Hoja1.N540" chart:label-cell-address="Hoja1.N532:Hoja1.N532" chart:class="chart:bar">
            <chart:data-point chart:repeated="8"/>
          </chart:series>
          <chart:series chart:style-name="ch10" chart:values-cell-range-address="Hoja1.O533:Hoja1.O540" chart:label-cell-address="Hoja1.O532:Hoja1.O532" chart:class="chart:bar">
            <chart:data-point chart:repeated="8"/>
          </chart:series>
          <chart:series chart:style-name="ch11" chart:values-cell-range-address="Hoja1.P533:Hoja1.P540" chart:label-cell-address="Hoja1.P532:Hoja1.P53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1.N532:Hoja1.N532</svg:desc>
                </draw:g>
              </table:table-cell>
              <table:table-cell office:value-type="string">
                <text:p>medium </text:p>
                <draw:g>
                  <svg:desc>Hoja1.O532:Hoja1.O532</svg:desc>
                </draw:g>
              </table:table-cell>
              <table:table-cell office:value-type="string">
                <text:p>weak</text:p>
                <draw:g>
                  <svg:desc>Hoja1.P532:Hoja1.P5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Hoja1.M533:Hoja1.M540</svg:desc>
                </draw:g>
              </table:table-cell>
              <table:table-cell office:value-type="float" office:value="0.5">
                <text:p>0.5</text:p>
                <draw:g>
                  <svg:desc>Hoja1.N533:Hoja1.N540</svg:desc>
                </draw:g>
              </table:table-cell>
              <table:table-cell office:value-type="float" office:value="0.219512195122">
                <text:p>0.219512195122</text:p>
                <draw:g>
                  <svg:desc>Hoja1.O533:Hoja1.O540</svg:desc>
                </draw:g>
              </table:table-cell>
              <table:table-cell office:value-type="float" office:value="0.25">
                <text:p>0.25</text:p>
                <draw:g>
                  <svg:desc>Hoja1.P533:Hoja1.P540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607142857143">
                <text:p>0.60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42cm" svg:height="13.52cm" xlink:href=".." xlink:type="simple" chart:class="chart:bar" chart:style-name="ch1">
        <chart:title svg:x="10.256cm" svg:y="0.406cm" chart:style-name="ch2">
          <text:p>Succes rate top 10 </text:p>
        </chart:title>
        <chart:subtitle svg:x="2.279cm" svg:y="1.403cm" chart:style-name="ch3">
          <text:p>Bm4 _affiniy - filter : sdock top 500 </text:p>
        </chart:subtitle>
        <chart:legend svg:x="16.645cm" svg:y="1.265cm" style:legend-expansion="custom" chartooo:width="7.216cm" chartooo:height="0.897cm" style:legend-expansion-aspect-ratio="8.04459308807135" chart:style-name="ch4"/>
        <chart:plot-area chart:style-name="ch5" table:cell-range-address="Hoja1.S532:Hoja1.V550" chart:data-source-has-labels="both" svg:x="0.448cm" svg:y="1.936cm" svg:width="23.671cm" svg:height="12.27cm">
          <chartooo:coordinate-region svg:x="1.175cm" svg:y="2.135cm" svg:width="22.944cm" svg:height="9.228cm"/>
          <chart:axis chart:dimension="x" chart:name="primary-x" chart:style-name="ch6" chartooo:axis-type="auto">
            <chartooo:date-scale/>
            <chart:categories table:cell-range-address="Hoja1.S533:Hoja1.S5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T533:Hoja1.T550" chart:label-cell-address="Hoja1.T532:Hoja1.T532" chart:class="chart:bar">
            <chart:data-point chart:repeated="18"/>
          </chart:series>
          <chart:series chart:style-name="ch10" chart:values-cell-range-address="Hoja1.U533:Hoja1.U550" chart:label-cell-address="Hoja1.U532:Hoja1.U532" chart:class="chart:bar">
            <chart:data-point chart:repeated="18"/>
          </chart:series>
          <chart:series chart:style-name="ch11" chart:values-cell-range-address="Hoja1.V533:Hoja1.V550" chart:label-cell-address="Hoja1.V532:Hoja1.V532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1.T532:Hoja1.T532</svg:desc>
                </draw:g>
              </table:table-cell>
              <table:table-cell office:value-type="string">
                <text:p>medium </text:p>
                <draw:g>
                  <svg:desc>Hoja1.U532:Hoja1.U532</svg:desc>
                </draw:g>
              </table:table-cell>
              <table:table-cell office:value-type="string">
                <text:p>weak</text:p>
                <draw:g>
                  <svg:desc>Hoja1.V532:Hoja1.V5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BFKV</text:p>
                <draw:g>
                  <svg:desc>Hoja1.S533:Hoja1.S550</svg:desc>
                </draw:g>
              </table:table-cell>
              <table:table-cell office:value-type="float" office:value="0.321428571429">
                <text:p>0.321428571429</text:p>
                <draw:g>
                  <svg:desc>Hoja1.T533:Hoja1.T550</svg:desc>
                </draw:g>
              </table:table-cell>
              <table:table-cell office:value-type="float" office:value="0.219512195122">
                <text:p>0.219512195122</text:p>
                <draw:g>
                  <svg:desc>Hoja1.U533:Hoja1.U550</svg:desc>
                </draw:g>
              </table:table-cell>
              <table:table-cell office:value-type="float" office:value="0.2">
                <text:p>0.2</text:p>
                <draw:g>
                  <svg:desc>Hoja1.V533:Hoja1.V550</svg:desc>
                </draw:g>
              </table:table-cell>
            </table:table-row>
            <table:table-row>
              <table:table-cell office:value-type="string">
                <text:p>CP_RMFCEN2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P_ES3DC_CB</text:p>
              </table:table-cell>
              <table:table-cell office:value-type="float" office:value="0.25">
                <text:p>0.2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607142857143">
                <text:p>0.60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.5">
                <text:p>0.5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